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3">
            <text:p>English</text:p>
          </table:table-cell>
          <table:table-cell office:value-type="string" table:style-name="ce3">
            <text:p>German</text:p>
          </table:table-cell>
          <table:table-cell office:value-type="string" table:style-name="ce1">
            <text:p>PolCore</text:p>
          </table:table-cell>
          <table:table-cell office:value-type="string" table:style-name="ce1">
            <text:p>PolEd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4">
            <text:p>Forests</text:p>
          </table:table-cell>
          <table:table-cell office:value-type="string" table:style-name="ce3">
            <text:p>Waelder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4">
            <text:p>Beech forests</text:p>
          </table:table-cell>
          <table:table-cell office:value-type="string" table:style-name="ce3">
            <text:p>Buchen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4">
            <text:p>Beech forest</text:p>
          </table:table-cell>
          <table:table-cell office:value-type="string" table:style-name="ce3">
            <text:p>Buchen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4">
            <text:p>Beech and oak forest</text:p>
          </table:table-cell>
          <table:table-cell office:value-type="string" table:style-name="ce3">
            <text:p>Eichen-Buch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4">
            <text:p>Beech forest with indigenous deciduous woods</text:p>
          </table:table-cell>
          <table:table-cell office:value-type="string" table:style-name="ce3">
            <text:p>Buch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4">
            <text:p>Mixed beech forest with alien deciduous woods</text:p>
          </table:table-cell>
          <table:table-cell office:value-type="string" table:style-name="ce3">
            <text:p>Buch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4">
            <text:p>Mixed beech forest with coniferous woods</text:p>
          </table:table-cell>
          <table:table-cell office:value-type="string" table:style-name="ce3">
            <text:p>Buch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4">
            <text:p>Oak forests</text:p>
          </table:table-cell>
          <table:table-cell office:value-type="string" table:style-name="ce3">
            <text:p>Eichen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4">
            <text:p>Oak forest</text:p>
          </table:table-cell>
          <table:table-cell office:value-type="string" table:style-name="ce3">
            <text:p>Eichen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4">
            <text:p>Beech-oak forest</text:p>
          </table:table-cell>
          <table:table-cell office:value-type="string" table:style-name="ce3">
            <text:p>Buchen-Eich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4">
            <text:p>Birch-oak forest</text:p>
          </table:table-cell>
          <table:table-cell office:value-type="string" table:style-name="ce3">
            <text:p>Birken-Eich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4">
            <text:p>Mixed oak forest with indigenous deciduous woods</text:p>
          </table:table-cell>
          <table:table-cell office:value-type="string" table:style-name="ce3">
            <text:p>Eich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4">
            <text:p>Mixed oak forest with alien deciduous woods</text:p>
          </table:table-cell>
          <table:table-cell office:value-type="string" table:style-name="ce3">
            <text:p>Eich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4">
            <text:p>Mixed oak forest with coniferous woods</text:p>
          </table:table-cell>
          <table:table-cell office:value-type="string" table:style-name="ce3">
            <text:p>Eich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4">
            <text:p>European Hornbeam-oak forest</text:p>
          </table:table-cell>
          <table:table-cell office:value-type="string" table:style-name="ce3">
            <text:p>Hainbuchen-Eich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4">
            <text:p>Alder forests</text:p>
          </table:table-cell>
          <table:table-cell office:value-type="string" table:style-name="ce3">
            <text:p>Erlen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4">
            <text:p>Alder forest</text:p>
          </table:table-cell>
          <table:table-cell office:value-type="string" table:style-name="ce3">
            <text:p>Schwarzerlen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4">
            <text:p>Mixed alder forest with indigenous deciduous woods</text:p>
          </table:table-cell>
          <table:table-cell office:value-type="string" table:style-name="ce3">
            <text:p>Schwarzerl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4">
            <text:p>Mixed alder forest with alien deciduous woods</text:p>
          </table:table-cell>
          <table:table-cell office:value-type="string" table:style-name="ce3">
            <text:p>Schwarzerl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4">
            <text:p>Mixed alder forest with coniferous woods</text:p>
          </table:table-cell>
          <table:table-cell office:value-type="string" table:style-name="ce3">
            <text:p>Schwarzerl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4">
            <text:p>Birch forests</text:p>
          </table:table-cell>
          <table:table-cell office:value-type="string" table:style-name="ce3">
            <text:p>Birken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4">
            <text:p>Birch forest</text:p>
          </table:table-cell>
          <table:table-cell office:value-type="string" table:style-name="ce3">
            <text:p>Birken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4">
            <text:p>Oak and birch forest</text:p>
          </table:table-cell>
          <table:table-cell office:value-type="string" table:style-name="ce3">
            <text:p>Eichen-Birk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4">
            <text:p>Mixed birch forest with alien deciduous woods</text:p>
          </table:table-cell>
          <table:table-cell office:value-type="string" table:style-name="ce3">
            <text:p>Birk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4">
            <text:p>Mixed birch forest with coniferous woods</text:p>
          </table:table-cell>
          <table:table-cell office:value-type="string" table:style-name="ce3">
            <text:p>Birk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4">
            <text:p>Mixed birch forest with indigenous deciduous woods</text:p>
          </table:table-cell>
          <table:table-cell office:value-type="string" table:style-name="ce3">
            <text:p>Birk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4">
            <text:p>Willow forests</text:p>
          </table:table-cell>
          <table:table-cell office:value-type="string" table:style-name="ce3">
            <text:p>Weiden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4">
            <text:p>Willow forest</text:p>
          </table:table-cell>
          <table:table-cell office:value-type="string" table:style-name="ce3">
            <text:p>Weiden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4">
            <text:p>Mixed willow forest with indigenous deciduous woods</text:p>
          </table:table-cell>
          <table:table-cell office:value-type="string" table:style-name="ce3">
            <text:p>Weid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4">
            <text:p>Mixed willow forest with alien deciduous woods</text:p>
          </table:table-cell>
          <table:table-cell office:value-type="string" table:style-name="ce3">
            <text:p>Weidenmischwald mit nicht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4">
            <text:p>Hybrid poplar forests</text:p>
          </table:table-cell>
          <table:table-cell office:value-type="string" table:style-name="ce3">
            <text:p>Pappelwaelder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4">
            <text:p>Hybrid poplar forest</text:p>
          </table:table-cell>
          <table:table-cell office:value-type="string" table:style-name="ce3">
            <text:p>Hybrid-Pappelwald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4">
            <text:p>Mixed hybrid-poplar forest with indigenous deciduous woods</text:p>
          </table:table-cell>
          <table:table-cell office:value-type="string" table:style-name="ce3">
            <text:p>Hybrid-Pappel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4">
            <text:p>Mixed hybrid-poplar forest with alien deciduous woods</text:p>
          </table:table-cell>
          <table:table-cell office:value-type="string" table:style-name="ce3">
            <text:p>Hybrid-Pappelmischwald mit nicht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4">
            <text:p>Forest of multiple indigenous deciduous woods</text:p>
          </table:table-cell>
          <table:table-cell office:value-type="string" table:style-name="ce3">
            <text:p>Sonstige Laub(misch)waelder aus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4">
            <text:p>Forest of one indigenous deciduous woods</text:p>
          </table:table-cell>
          <table:table-cell office:value-type="string" table:style-name="ce3">
            <text:p>Sonstiger Laubwald aus einer heimischen Laubbaumart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4">
            <text:p>Mixed deciduous forest of multiple indigenous deciduous woods</text:p>
          </table:table-cell>
          <table:table-cell office:value-type="string" table:style-name="ce3">
            <text:p>Sonstiger Laub(misch)wald mit mehreren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4">
            <text:p>Mixed deciduous forest of mostly indigenous deciduous woods (without dominant indigenous woods)</text:p>
          </table:table-cell>
          <table:table-cell office:value-type="string" table:style-name="ce3">
            <text:p>Sonstiger Laub(misch)wald einheimischer Arten (ohne dominante Art)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4">
            <text:p>Mixed deciduous forest of mostly indigenous deciduous woods with coniferous woods</text:p>
          </table:table-cell>
          <table:table-cell office:value-type="string" table:style-name="ce3">
            <text:p>Sonstiger Laub(misch)wald heimischer Arten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4">
            <text:p>Mixed deciduous forest of multiple alien deciduous woods</text:p>
          </table:table-cell>
          <table:table-cell office:value-type="string" table:style-name="ce3">
            <text:p>Sonstige Laub(misch)waelder nicht heimischer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4">
            <text:p>Mixed deciduous forest of one alien deciduous woods</text:p>
          </table:table-cell>
          <table:table-cell office:value-type="string" table:style-name="ce3">
            <text:p>Sonstiger Laubwald aus einer nicht heimischen Laubbaumart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4">
            <text:p>Mixed deciduous forest of multiple alien deciduous woods</text:p>
          </table:table-cell>
          <table:table-cell office:value-type="string" table:style-name="ce3">
            <text:p>Sonstiger Laub(misch)wald mit mehreren nicht heimischen Laub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4">
            <text:p>Mixed deciduous forest of mostly alien deciduous woods with coniferous woods</text:p>
          </table:table-cell>
          <table:table-cell office:value-type="string" table:style-name="ce3">
            <text:p>Sonstiger Laub(misch)wald nicht heimischer Arten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4">
            <text:p>Spruce forests</text:p>
          </table:table-cell>
          <table:table-cell office:value-type="string" table:style-name="ce3">
            <text:p>Fichtenwaelder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4">
            <text:p>Spruce forest</text:p>
          </table:table-cell>
          <table:table-cell office:value-type="string" table:style-name="ce3">
            <text:p>Fichtenwald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4">
            <text:p>Mixed spruce forest with indigenous deciduous woods</text:p>
          </table:table-cell>
          <table:table-cell office:value-type="string" table:style-name="ce3">
            <text:p>Fichtenmischwald mit heimischen Laub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4">
            <text:p>Mixed spruce forest with alien deciduous woods</text:p>
          </table:table-cell>
          <table:table-cell office:value-type="string" table:style-name="ce3">
            <text:p>Fichtenmischwald mit nicht heimischen Laub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4">
            <text:p>Mixed spruce forest with indigenous coniferous woods</text:p>
          </table:table-cell>
          <table:table-cell office:value-type="string" table:style-name="ce3">
            <text:p>Fichtenmischwald mit weiteren Nadelbaumarten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4">
            <text:p>Pine forests</text:p>
          </table:table-cell>
          <table:table-cell office:value-type="string" table:style-name="ce3">
            <text:p>Kiefernwaelder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4">
            <text:p>Pine forest</text:p>
          </table:table-cell>
          <table:table-cell office:value-type="string" table:style-name="ce3">
            <text:p>Kiefernwald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4">
            <text:p>Mixed pine forest with indigenous deciduous woods</text:p>
          </table:table-cell>
          <table:table-cell office:value-type="string" table:style-name="ce3">
            <text:p>Kiefernmischwald mit heimischen Laub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4">
            <text:p>Mixed pine forest with alien deciduous woods</text:p>
          </table:table-cell>
          <table:table-cell office:value-type="string" table:style-name="ce3">
            <text:p>Kiefernmischwald mit nicht heimischen Laub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4">
            <text:p>Mixed pine forest with indigenous coniferous woods</text:p>
          </table:table-cell>
          <table:table-cell office:value-type="string" table:style-name="ce3">
            <text:p>Kiefernmischwald mit weiteren Nadelbaumarten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4">
            <text:p>Mixed coniferous forests</text:p>
          </table:table-cell>
          <table:table-cell office:value-type="string" table:style-name="ce3">
            <text:p>Sonstige Nadel(misch)waelder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4">
            <text:p>Mixed coniferous forest</text:p>
          </table:table-cell>
          <table:table-cell office:value-type="string" table:style-name="ce3">
            <text:p>Sonstiger Nadel(misch)wald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4">
            <text:p>Douglas fir forest</text:p>
          </table:table-cell>
          <table:table-cell office:value-type="string" table:style-name="ce3">
            <text:p>Douglasienwald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4">
            <text:p>Mixed douglas fir forest</text:p>
          </table:table-cell>
          <table:table-cell office:value-type="string" table:style-name="ce3">
            <text:p>Douglasienmisch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4">
            <text:p>Ash forests</text:p>
          </table:table-cell>
          <table:table-cell office:value-type="string" table:style-name="ce3">
            <text:p>Eschenwaelder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4">
            <text:p>Ash forest</text:p>
          </table:table-cell>
          <table:table-cell office:value-type="string" table:style-name="ce3">
            <text:p>Eschen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4">
            <text:p>Mixed ash forest with indigenous deciduous woods</text:p>
          </table:table-cell>
          <table:table-cell office:value-type="string" table:style-name="ce3">
            <text:p>Esch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4">
            <text:p>Mixed ash forest with alien deciduous woods</text:p>
          </table:table-cell>
          <table:table-cell office:value-type="string" table:style-name="ce3">
            <text:p>Esch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4">
            <text:p>Mixed ash forest with coniferous woods</text:p>
          </table:table-cell>
          <table:table-cell office:value-type="string" table:style-name="ce3">
            <text:p>Esch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4">
            <text:p>Robinia forests</text:p>
          </table:table-cell>
          <table:table-cell office:value-type="string" table:style-name="ce3">
            <text:p>Robinienwaelder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4">
            <text:p>Robinia forest</text:p>
          </table:table-cell>
          <table:table-cell office:value-type="string" table:style-name="ce3">
            <text:p>Robinien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4">
            <text:p>Mixed robinia forest</text:p>
          </table:table-cell>
          <table:table-cell office:value-type="string" table:style-name="ce3">
            <text:p>Robinienmisch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4">
            <text:p>Red oak forests</text:p>
          </table:table-cell>
          <table:table-cell office:value-type="string" table:style-name="ce3">
            <text:p>Roteichenwaelder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4">
            <text:p>Red oak forest</text:p>
          </table:table-cell>
          <table:table-cell office:value-type="string" table:style-name="ce3">
            <text:p>Roteichen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4">
            <text:p>Mixed red oak forest</text:p>
          </table:table-cell>
          <table:table-cell office:value-type="string" table:style-name="ce3">
            <text:p>Roteichenmisch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4">
            <text:p>European hornbeam forests</text:p>
          </table:table-cell>
          <table:table-cell office:value-type="string" table:style-name="ce3">
            <text:p>Hainbuchenwaelder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4">
            <text:p>European hornbeam forest</text:p>
          </table:table-cell>
          <table:table-cell office:value-type="string" table:style-name="ce3">
            <text:p>Hainbuchen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4">
            <text:p>Oak-hornbeam forest</text:p>
          </table:table-cell>
          <table:table-cell office:value-type="string" table:style-name="ce3">
            <text:p>Eichen-Hainbuchenmisch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4">
            <text:p>Mixed hornbeam forest with indigenous deciduous woods</text:p>
          </table:table-cell>
          <table:table-cell office:value-type="string" table:style-name="ce3">
            <text:p>Hainbuch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4">
            <text:p>Mixed hornbeam forest with alien deciduous woods</text:p>
          </table:table-cell>
          <table:table-cell office:value-type="string" table:style-name="ce3">
            <text:p>Hainbuche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4">
            <text:p>Mixed hornbeam forest with coniferous woods</text:p>
          </table:table-cell>
          <table:table-cell office:value-type="string" table:style-name="ce3">
            <text:p>Hainbuche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4">
            <text:p>Maple forests</text:p>
          </table:table-cell>
          <table:table-cell office:value-type="string" table:style-name="ce3">
            <text:p>Ahornwaelder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4">
            <text:p>Maple forest</text:p>
          </table:table-cell>
          <table:table-cell office:value-type="string" table:style-name="ce3">
            <text:p>Ahornwald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4">
            <text:p>Mixed maple forest with indigenous deciduous woods</text:p>
          </table:table-cell>
          <table:table-cell office:value-type="string" table:style-name="ce3">
            <text:p>Ahor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4">
            <text:p>Mixed maple forest with alien deciduous woods</text:p>
          </table:table-cell>
          <table:table-cell office:value-type="string" table:style-name="ce3">
            <text:p>Ahornmischwald mit nich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4">
            <text:p>Mixed maple forest with coniferous woods</text:p>
          </table:table-cell>
          <table:table-cell office:value-type="string" table:style-name="ce3">
            <text:p>Ahornmischwald mit Nadelbaumart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4">
            <text:p>Larch forests</text:p>
          </table:table-cell>
          <table:table-cell office:value-type="string" table:style-name="ce3">
            <text:p>Laerchenwaelder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4">
            <text:p>Larch forest</text:p>
          </table:table-cell>
          <table:table-cell office:value-type="string" table:style-name="ce3">
            <text:p>Laerchenwald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4">
            <text:p>Mixed larch forests</text:p>
          </table:table-cell>
          <table:table-cell office:value-type="string" table:style-name="ce3">
            <text:p>Laerchenmischwald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4">
            <text:p>Cuttig area, calamity area</text:p>
          </table:table-cell>
          <table:table-cell office:value-type="string" table:style-name="ce3">
            <text:p>Schlagfluren, Kalamitaetenflae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4">
            <text:p>Clear-cutting area</text:p>
          </table:table-cell>
          <table:table-cell office:value-type="string" table:style-name="ce3">
            <text:p>Kahlschlag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4">
            <text:p>Windfall</text:p>
          </table:table-cell>
          <table:table-cell office:value-type="string" table:style-name="ce3">
            <text:p>Windwurf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4">
            <text:p>Log landing</text:p>
          </table:table-cell>
          <table:table-cell office:value-type="string" table:style-name="ce3">
            <text:p>Polter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4">
            <text:p>Burned area</text:p>
          </table:table-cell>
          <table:table-cell office:value-type="string" table:style-name="ce3">
            <text:p>Brand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4">
            <text:p>Treeless forest area with unknown origin</text:p>
          </table:table-cell>
          <table:table-cell office:value-type="string" table:style-name="ce3">
            <text:p>baumarme Waldflaeche unbekannter Herkun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4">
            <text:p>Deadtree forest</text:p>
          </table:table-cell>
          <table:table-cell office:value-type="string" table:style-name="ce3">
            <text:p>Totholzwald (Insekten-, Pilzbefall, Zerfallsstadium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4">
            <text:p>Afforestation, pioneer forest</text:p>
          </table:table-cell>
          <table:table-cell office:value-type="string" table:style-name="ce3">
            <text:p>Aufforstungen, Pionierwaelder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4">
            <text:p>Afforestation, pioneer forest</text:p>
          </table:table-cell>
          <table:table-cell office:value-type="string" table:style-name="ce3">
            <text:p>Aufforstung, Pionierwald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4">
            <text:p>Edges of woods</text:p>
          </table:table-cell>
          <table:table-cell office:value-type="string" table:style-name="ce3">
            <text:p>Waldraend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4">
            <text:p>Forest fringe</text:p>
          </table:table-cell>
          <table:table-cell office:value-type="string" table:style-name="ce3">
            <text:p>Waldmantel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4">
            <text:p>Small woods</text:p>
          </table:table-cell>
          <table:table-cell office:value-type="string" table:style-name="ce3">
            <text:p>Kleingehoelze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4">
            <text:p>Small wood &lt; 1 ha</text:p>
          </table:table-cell>
          <table:table-cell office:value-type="string" table:style-name="ce3">
            <text:p>flaechige Kleingehoelze &lt; 1ha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4">
            <text:p>Small wood of mostly indigenous woods</text:p>
          </table:table-cell>
          <table:table-cell office:value-type="string" table:style-name="ce3">
            <text:p>flaechiges Kleingehoelz mit vorwiegend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4">
            <text:p>Small wood of mostly alien woods</text:p>
          </table:table-cell>
          <table:table-cell office:value-type="string" table:style-name="ce3">
            <text:p>flaechiges Kleingehoelz mit vorwiegend nicht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4">
            <text:p>Settlement woods</text:p>
          </table:table-cell>
          <table:table-cell office:value-type="string" table:style-name="ce3">
            <text:p>Siedlungsgehoelz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4">
            <text:p>Woods along traffic facilities</text:p>
          </table:table-cell>
          <table:table-cell office:value-type="string" table:style-name="ce3">
            <text:p>Verkehrsgehoelz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4">
            <text:p>Woods along agricultural facilities</text:p>
          </table:table-cell>
          <table:table-cell office:value-type="string" table:style-name="ce3">
            <text:p>Hofgehoelz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3">
            <text:p>non-developed land</text:p>
          </table:table-cell>
          <table:table-cell office:value-type="string" table:style-name="ce3">
            <text:p>ungenutztes Lan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4">
            <text:p>Shrubberies</text:p>
          </table:table-cell>
          <table:table-cell office:value-type="string" table:style-name="ce3">
            <text:p>Gebuesc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4">
            <text:p>Shrubberies of mostly indigenous woods</text:p>
          </table:table-cell>
          <table:table-cell office:value-type="string" table:style-name="ce3">
            <text:p>Gebuesche und Strauchgruppen mit vorwiegend heimischen Strauchart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4">
            <text:p>Shrubberies of mostly alien woods</text:p>
          </table:table-cell>
          <table:table-cell office:value-type="string" table:style-name="ce3">
            <text:p>Gebuesche und Strauchgruppen mit vorwiegend nicht heimischen Strauchart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4">
            <text:p>Singular shrub</text:p>
          </table:table-cell>
          <table:table-cell office:value-type="string" table:style-name="ce3">
            <text:p>Einzelstrau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4">
            <text:p>Shrubberies, linear</text:p>
          </table:table-cell>
          <table:table-cell office:value-type="string" table:style-name="ce3">
            <text:p>linienfoermige Gehoelzbestaend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4">
            <text:p>Hedge</text:p>
          </table:table-cell>
          <table:table-cell office:value-type="string" table:style-name="ce3">
            <text:p>Heck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4">
            <text:p>Hedge on embankment</text:p>
          </table:table-cell>
          <table:table-cell office:value-type="string" table:style-name="ce3">
            <text:p>Wallheck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4">
            <text:p>Stripe of shrubbery</text:p>
          </table:table-cell>
          <table:table-cell office:value-type="string" table:style-name="ce3">
            <text:p>Gehoelzstreif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4">
            <text:p>Hadge that is cut and cropped</text:p>
          </table:table-cell>
          <table:table-cell office:value-type="string" table:style-name="ce3">
            <text:p>Schnitthecke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4">
            <text:p>Shrub, linear</text:p>
          </table:table-cell>
          <table:table-cell office:value-type="string" table:style-name="ce3">
            <text:p>Gebueschstreifen, Strauchrei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4">
            <text:p>Riverside Woods</text:p>
          </table:table-cell>
          <table:table-cell office:value-type="string" table:style-name="ce3">
            <text:p>Ufergehoelz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4">
            <text:p>Riverside Woods with indigenous deciduous woods</text:p>
          </table:table-cell>
          <table:table-cell office:value-type="string" table:style-name="ce3">
            <text:p>Ufergehoelz aus heimischen Laubbaumart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4">
            <text:p>Riverside Woods with alien deciduous woods</text:p>
          </table:table-cell>
          <table:table-cell office:value-type="string" table:style-name="ce3">
            <text:p>Ufergehoelz aus nicht heimischen Laubbaumart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4">
            <text:p>Groups of trees, tree rows</text:p>
          </table:table-cell>
          <table:table-cell office:value-type="string" table:style-name="ce3">
            <text:p>Baumgruppen, Baumreih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4">
            <text:p>Group of trees, tree row</text:p>
          </table:table-cell>
          <table:table-cell office:value-type="string" table:style-name="ce3">
            <text:p>Baumgruppe, Baumrei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4">
            <text:p>Trees row</text:p>
          </table:table-cell>
          <table:table-cell office:value-type="string" table:style-name="ce3">
            <text:p>Baumrei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4">
            <text:p>Group of trees</text:p>
          </table:table-cell>
          <table:table-cell office:value-type="string" table:style-name="ce3">
            <text:p>Baumgrupp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4">
            <text:p>Single tree</text:p>
          </table:table-cell>
          <table:table-cell office:value-type="string" table:style-name="ce3">
            <text:p>Einzelbaum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4">
            <text:p>Single fruit tree</text:p>
          </table:table-cell>
          <table:table-cell office:value-type="string" table:style-name="ce3">
            <text:p>Obstb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4">
            <text:p>Fruit tree, group</text:p>
          </table:table-cell>
          <table:table-cell office:value-type="string" table:style-name="ce3">
            <text:p>Obstbaumgruppe, Streuobstbest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4">
            <text:p>Fruit tree, row</text:p>
          </table:table-cell>
          <table:table-cell office:value-type="string" table:style-name="ce3">
            <text:p>Obstbaumrei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4">
            <text:p>Forked tree<text:s/></text:p>
          </table:table-cell>
          <table:table-cell office:value-type="string" table:style-name="ce3">
            <text:p>Zwiesel, mehrstaemmiger Baum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4">
            <text:p>Pollard tree groups, pollard tree rows</text:p>
          </table:table-cell>
          <table:table-cell office:value-type="string" table:style-name="ce3">
            <text:p>Kopfbaumgruppen, Kopfbaumreih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4">
            <text:p>Pollard tree group</text:p>
          </table:table-cell>
          <table:table-cell office:value-type="string" table:style-name="ce3">
            <text:p>Kopfbaumrei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4">
            <text:p>Pollard tree rows</text:p>
          </table:table-cell>
          <table:table-cell office:value-type="string" table:style-name="ce3">
            <text:p>Kopfbaumgrupp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4">
            <text:p>Single pollard tree</text:p>
          </table:table-cell>
          <table:table-cell office:value-type="string" table:style-name="ce3">
            <text:p>Kopfbaum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4">
            <text:p>Tree avenues</text:p>
          </table:table-cell>
          <table:table-cell office:value-type="string" table:style-name="ce3">
            <text:p>Alle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4">
            <text:p>Tree avenue</text:p>
          </table:table-cell>
          <table:table-cell office:value-type="string" table:style-name="ce3">
            <text:p>Alle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4">
            <text:p>Pollard tree avenue</text:p>
          </table:table-cell>
          <table:table-cell office:value-type="string" table:style-name="ce3">
            <text:p>Kopfbaumalle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4">
            <text:p>Fruit tree avenue</text:p>
          </table:table-cell>
          <table:table-cell office:value-type="string" table:style-name="ce3">
            <text:p>Obstbaumalle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4">
            <text:p>First afforestation</text:p>
          </table:table-cell>
          <table:table-cell office:value-type="string" table:style-name="ce3">
            <text:p>Erstaufforstung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4">
            <text:p>First afforestation of agricultural land with coniferous woods</text:p>
          </table:table-cell>
          <table:table-cell office:value-type="string" table:style-name="ce3">
            <text:p>Erstaufforstung landwirtschaftlicher Flaechen ueberwiegend mit Nadelbaeumen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4">
            <text:p>First afforestation of agricultural land with deciduous woods</text:p>
          </table:table-cell>
          <table:table-cell office:value-type="string" table:style-name="ce3">
            <text:p>Erstaufforstung landwirtschaftlicher Flaechen ueberwiegend mit Laubbaeumen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4">
            <text:p>Moorland, Swamps</text:p>
          </table:table-cell>
          <table:table-cell office:value-type="string" table:style-name="ce3">
            <text:p>Moore, Suempf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4">
            <text:p>Moorlands</text:p>
          </table:table-cell>
          <table:table-cell office:value-type="string" table:style-name="ce3">
            <text:p>Hochmoore, Uebergangsmoor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4">
            <text:p>Moorland</text:p>
          </table:table-cell>
          <table:table-cell office:value-type="string" table:style-name="ce3">
            <text:p>Hochmoor, Uebergangsmoor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4">
            <text:p>Moorland with aspects of peat moos</text:p>
          </table:table-cell>
          <table:table-cell office:value-type="string" table:style-name="ce3">
            <text:p>Hochmoor-, Torfmoosaspekt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4">
            <text:p>Moorland with aspects of wet heath</text:p>
          </table:table-cell>
          <table:table-cell office:value-type="string" table:style-name="ce3">
            <text:p>Hochmoor-Feuchtheideaspekt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4">
            <text:p>Transitional moor</text:p>
          </table:table-cell>
          <table:table-cell office:value-type="string" table:style-name="ce3">
            <text:p>Uebergangs-, Zwischenmoor, Quellmoor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4">
            <text:p>Degenerated (transitional) moorland</text:p>
          </table:table-cell>
          <table:table-cell office:value-type="string" table:style-name="ce3">
            <text:p>Hoch-, Zwischenmoordegenerationsstadium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4">
            <text:p>Moorland regeneration area beyond peat-cuts</text:p>
          </table:table-cell>
          <table:table-cell office:value-type="string" table:style-name="ce3">
            <text:p>Moorregenerationsflaeche ausserhalb von Torfstich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4">
            <text:p>Peat-cuts</text:p>
          </table:table-cell>
          <table:table-cell office:value-type="string" table:style-name="ce3">
            <text:p>Torfstich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4">
            <text:p>Peat-cut</text:p>
          </table:table-cell>
          <table:table-cell office:value-type="string" table:style-name="ce3">
            <text:p>Torfstich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4">
            <text:p>Peat-cut with moorland regeneration area</text:p>
          </table:table-cell>
          <table:table-cell office:value-type="string" table:style-name="ce3">
            <text:p>Torfstich mit Moorregenerationsflaech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4">
            <text:p>Dwarf sedge reeds, juncus swamps</text:p>
          </table:table-cell>
          <table:table-cell office:value-type="string" table:style-name="ce3">
            <text:p>Kleinseggenriede, Binsensuempf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4">
            <text:p>Dwarf sedge reed, juncus swamp</text:p>
          </table:table-cell>
          <table:table-cell office:value-type="string" table:style-name="ce3">
            <text:p>Kleinseggenried, Binsensumpf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4">
            <text:p>acide dwarf sedge reed</text:p>
          </table:table-cell>
          <table:table-cell office:value-type="string" table:style-name="ce3">
            <text:p>Bodensaures Kleinseggenrie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4">
            <text:p>lime dwarf sedge reed</text:p>
          </table:table-cell>
          <table:table-cell office:value-type="string" table:style-name="ce3">
            <text:p>Kalk-Kleinseggenrie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4">
            <text:p>acide juncus swamp</text:p>
          </table:table-cell>
          <table:table-cell office:value-type="string" table:style-name="ce3">
            <text:p>Bodensaurer Binsen- oder Waldsimsensumpf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4">
            <text:p>lime juncus swamp</text:p>
          </table:table-cell>
          <table:table-cell office:value-type="string" table:style-name="ce3">
            <text:p>Kalk-Binsensumpf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4">
            <text:p>Tall sedge reeds</text:p>
          </table:table-cell>
          <table:table-cell office:value-type="string" table:style-name="ce3">
            <text:p>Grossseggenried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4">
            <text:p>Tall sedge reed</text:p>
          </table:table-cell>
          <table:table-cell office:value-type="string" table:style-name="ce3">
            <text:p>Grossseggenrie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4">
            <text:p>Grass-like tall sedge reed</text:p>
          </table:table-cell>
          <table:table-cell office:value-type="string" table:style-name="ce3">
            <text:p>Rasen-Grossseggenrie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4">
            <text:p>Clumpy tall sedge reed</text:p>
          </table:table-cell>
          <table:table-cell office:value-type="string" table:style-name="ce3">
            <text:p>Bulten-Grossseggenrie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4">
            <text:p>Reeds</text:p>
          </table:table-cell>
          <table:table-cell office:value-type="string" table:style-name="ce3">
            <text:p>Roehrichtbestaend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4">
            <text:p>Reed</text:p>
          </table:table-cell>
          <table:table-cell office:value-type="string" table:style-name="ce3">
            <text:p>Roehrichtbestand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4">
            <text:p>Reed of low-growing species</text:p>
          </table:table-cell>
          <table:table-cell office:value-type="string" table:style-name="ce3">
            <text:p>Roehrichtbestand niedrigwuechsiger Art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4">
            <text:p>Reed of tall-growing species</text:p>
          </table:table-cell>
          <table:table-cell office:value-type="string" table:style-name="ce3">
            <text:p>Roehrichtbestand hochwuechsiger Art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4">
            <text:p>Reed along creeks</text:p>
          </table:table-cell>
          <table:table-cell office:value-type="string" table:style-name="ce3">
            <text:p>Bachroehricht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4">
            <text:p>Heaths, dry grassland</text:p>
          </table:table-cell>
          <table:table-cell office:value-type="string" table:style-name="ce3">
            <text:p>Heiden, 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4">
            <text:p>Dry heath</text:p>
          </table:table-cell>
          <table:table-cell office:value-type="string" table:style-name="ce3">
            <text:p>Trockene Hei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4">
            <text:p>Dry heath</text:p>
          </table:table-cell>
          <table:table-cell office:value-type="string" table:style-name="ce3">
            <text:p>Trockene 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4">
            <text:p>Calluna heath</text:p>
          </table:table-cell>
          <table:table-cell office:value-type="string" table:style-name="ce3">
            <text:p>Calluna- bzw. Sand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4">
            <text:p>degenerated calluna heath</text:p>
          </table:table-cell>
          <table:table-cell office:value-type="string" table:style-name="ce3">
            <text:p>Degenerierte Calluna-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4">
            <text:p>Juniper heath</text:p>
          </table:table-cell>
          <table:table-cell office:value-type="string" table:style-name="ce3">
            <text:p>Wacholder-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4">
            <text:p>Berry-bush heath</text:p>
          </table:table-cell>
          <table:table-cell office:value-type="string" table:style-name="ce3">
            <text:p>Bergheide-Beerenstrauch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4">
            <text:p>Wet heaths</text:p>
          </table:table-cell>
          <table:table-cell office:value-type="string" table:style-name="ce3">
            <text:p>Feuchthei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4">
            <text:p>Wet heath</text:p>
          </table:table-cell>
          <table:table-cell office:value-type="string" table:style-name="ce3">
            <text:p>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4">
            <text:p>Wet dwarfshrub heath</text:p>
          </table:table-cell>
          <table:table-cell office:value-type="string" table:style-name="ce3">
            <text:p>Zwergstrauch-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4">
            <text:p>Wet moor grass heath</text:p>
          </table:table-cell>
          <table:table-cell office:value-type="string" table:style-name="ce3">
            <text:p>Pfeifengras-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4">
            <text:p>Siliceus dry grasslands</text:p>
          </table:table-cell>
          <table:table-cell office:value-type="string" table:style-name="ce3">
            <text:p>Silikat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4">
            <text:p>Siliceus dry grassland</text:p>
          </table:table-cell>
          <table:table-cell office:value-type="string" table:style-name="ce3">
            <text:p>Silikat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4">
            <text:p>Limestone semi-arid grasslands</text:p>
          </table:table-cell>
          <table:table-cell office:value-type="string" table:style-name="ce3">
            <text:p>Kalkhalb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4">
            <text:p>Limestome semi-arid grassland, limestone grassland</text:p>
          </table:table-cell>
          <table:table-cell office:value-type="string" table:style-name="ce3">
            <text:p>Kalkhalbtrockenrasen, Kalkmager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4">
            <text:p>Juniper dominated limestone semi-arid grassland</text:p>
          </table:table-cell>
          <table:table-cell office:value-type="string" table:style-name="ce3">
            <text:p>Wacholder-Kalkhalb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4">
            <text:p>Heavy metal charged grasslands</text:p>
          </table:table-cell>
          <table:table-cell office:value-type="string" table:style-name="ce3">
            <text:p>Schwermetallras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4">
            <text:p>Heavy metal charged grassland</text:p>
          </table:table-cell>
          <table:table-cell office:value-type="string" table:style-name="ce3">
            <text:p>Schwermetallras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4">
            <text:p>Mat grasslands</text:p>
          </table:table-cell>
          <table:table-cell office:value-type="string" table:style-name="ce3">
            <text:p>Borstgrasras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4">
            <text:p>Mat grassland</text:p>
          </table:table-cell>
          <table:table-cell office:value-type="string" table:style-name="ce3">
            <text:p>Borstgrasras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4">
            <text:p>Bushy sweet grass</text:p>
          </table:table-cell>
          <table:table-cell office:value-type="string" table:style-name="ce3">
            <text:p>Horstige Suessgrasbestaend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4">
            <text:p>Degenerated heath</text:p>
          </table:table-cell>
          <table:table-cell office:value-type="string" table:style-name="ce3">
            <text:p>Heide-Degenerationsstadium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4">
            <text:p>Degenerated dry grassland and heath without dwarfshrubs</text:p>
          </table:table-cell>
          <table:table-cell office:value-type="string" table:style-name="ce3">
            <text:p>degenerierte Trockenrasen und degenerierte Heiden fast ohne Zwergstrauchbeteiligung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4">
            <text:p>Grassland</text:p>
          </table:table-cell>
          <table:table-cell office:value-type="string" table:style-name="ce3">
            <text:p>Gruenland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4">
            <text:p>Fertile meadows</text:p>
          </table:table-cell>
          <table:table-cell office:value-type="string" table:style-name="ce3">
            <text:p>Fettwies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4">
            <text:p>Fertile meadows</text:p>
          </table:table-cell>
          <table:table-cell office:value-type="string" table:style-name="ce3">
            <text:p>Fettwies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4">
            <text:p>Reseedings</text:p>
          </table:table-cell>
          <table:table-cell office:value-type="string" table:style-name="ce3">
            <text:p>Feldgras und Neueinsaat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4">
            <text:p>Rich pastures / fertilized pastures</text:p>
          </table:table-cell>
          <table:table-cell office:value-type="string" table:style-name="ce3">
            <text:p>Fettweid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4">
            <text:p>Rich pasture / fertilized pasture</text:p>
          </table:table-cell>
          <table:table-cell office:value-type="string" table:style-name="ce3">
            <text:p>Fettweid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4">
            <text:p>Rich pastures, reseeded</text:p>
          </table:table-cell>
          <table:table-cell office:value-type="string" table:style-name="ce3">
            <text:p>Fettweide, Neueinsaat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4">
            <text:p>Mowing pasture land, moderate humidity</text:p>
          </table:table-cell>
          <table:table-cell office:value-type="string" table:style-name="ce3">
            <text:p>frische bis maessig trockene Maehweid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4">
            <text:p>Wet grasslands</text:p>
          </table:table-cell>
          <table:table-cell office:value-type="string" table:style-name="ce3">
            <text:p>Nass- und Feuchtgruenlaend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4">
            <text:p>Wet meadow</text:p>
          </table:table-cell>
          <table:table-cell office:value-type="string" table:style-name="ce3">
            <text:p>Nass- und Feuchtwies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4">
            <text:p>Wet pasture land</text:p>
          </table:table-cell>
          <table:table-cell office:value-type="string" table:style-name="ce3">
            <text:p>Nass- und Feuchtweid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4">
            <text:p>Moor grass meadow</text:p>
          </table:table-cell>
          <table:table-cell office:value-type="string" table:style-name="ce3">
            <text:p>Pfeifengraswiese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4">
            <text:p>Flooded grassland</text:p>
          </table:table-cell>
          <table:table-cell office:value-type="string" table:style-name="ce3">
            <text:p>Flutras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4">
            <text:p>Poor grassland</text:p>
          </table:table-cell>
          <table:table-cell office:value-type="string" table:style-name="ce3">
            <text:p>Magergruenlaen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4">
            <text:p>Poor meadow</text:p>
          </table:table-cell>
          <table:table-cell office:value-type="string" table:style-name="ce3">
            <text:p>Mager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4">
            <text:p>Poor pasture</text:p>
          </table:table-cell>
          <table:table-cell office:value-type="string" table:style-name="ce3">
            <text:p>Mager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4">
            <text:p>Grassland fallow</text:p>
          </table:table-cell>
          <table:table-cell office:value-type="string" table:style-name="ce3">
            <text:p>Gruenlandbra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4">
            <text:p>Fallow fertile grassland</text:p>
          </table:table-cell>
          <table:table-cell office:value-type="string" table:style-name="ce3">
            <text:p>Fett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4">
            <text:p>Fallow wet grassland</text:p>
          </table:table-cell>
          <table:table-cell office:value-type="string" table:style-name="ce3">
            <text:p>Nass- und Feucht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4">
            <text:p>Fallow poor grassland</text:p>
          </table:table-cell>
          <table:table-cell office:value-type="string" table:style-name="ce3">
            <text:p>Mager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4">
            <text:p>Salt grasslands</text:p>
          </table:table-cell>
          <table:table-cell office:value-type="string" table:style-name="ce3">
            <text:p>Salzras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4">
            <text:p>Salt grasslands</text:p>
          </table:table-cell>
          <table:table-cell office:value-type="string" table:style-name="ce3">
            <text:p>Salzras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4">
            <text:p>Waters</text:p>
          </table:table-cell>
          <table:table-cell office:value-type="string" table:style-name="ce3">
            <text:p>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4">
            <text:p>Lakes</text:p>
          </table:table-cell>
          <table:table-cell office:value-type="string" table:style-name="ce3">
            <text:p>Se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4">
            <text:p>Lake</text:p>
          </table:table-cell>
          <table:table-cell office:value-type="string" table:style-name="ce3">
            <text:p>Se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4">
            <text:p>Ponds</text:p>
          </table:table-cell>
          <table:table-cell office:value-type="string" table:style-name="ce3">
            <text:p>Weih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4">
            <text:p>Pond</text:p>
          </table:table-cell>
          <table:table-cell office:value-type="string" table:style-name="ce3">
            <text:p>Weih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5">
            <text:p>Dead stream branches</text:p>
          </table:table-cell>
          <table:table-cell office:value-type="string" table:style-name="ce3">
            <text:p>Altarme, Altwa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5">
            <text:p>Dead stream branch</text:p>
          </table:table-cell>
          <table:table-cell office:value-type="string" table:style-name="ce3">
            <text:p>Altarm, Altwa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5">
            <text:p>Dead stream branch, connected</text:p>
          </table:table-cell>
          <table:table-cell office:value-type="string" table:style-name="ce3">
            <text:p>Altarm, angebund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4">
            <text:p>Dead stream branch, disconnected</text:p>
          </table:table-cell>
          <table:table-cell office:value-type="string" table:style-name="ce3">
            <text:p>Altwasser, abgebund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5">
            <text:p>Dead stream branch, connected, no flow</text:p>
          </table:table-cell>
          <table:table-cell office:value-type="string" table:style-name="ce3">
            <text:p>Altarm, angebunden, nicht durchstroemt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4">
            <text:p>Dead stream branch, connected, flow</text:p>
          </table:table-cell>
          <table:table-cell office:value-type="string" table:style-name="ce3">
            <text:p>Altarm, angebunden, durchstroemt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4">
            <text:p>non-floating small water bodies</text:p>
          </table:table-cell>
          <table:table-cell office:value-type="string" table:style-name="ce3">
            <text:p>stehende Klein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4">
            <text:p>non-floating small water bodies</text:p>
          </table:table-cell>
          <table:table-cell office:value-type="string" table:style-name="ce3">
            <text:p>stehendes Klein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4">
            <text:p>Pool (intermittent)</text:p>
          </table:table-cell>
          <table:table-cell office:value-type="string" table:style-name="ce3">
            <text:p>Tuempel (periodisch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4">
            <text:p>Bog pool</text:p>
          </table:table-cell>
          <table:table-cell office:value-type="string" table:style-name="ce3">
            <text:p>Blaenk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4">
            <text:p>Puddle</text:p>
          </table:table-cell>
          <table:table-cell office:value-type="string" table:style-name="ce3">
            <text:p>Lache, Pfuetze, Wagenspu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4">
            <text:p>Bomb crater</text:p>
          </table:table-cell>
          <table:table-cell office:value-type="string" table:style-name="ce3">
            <text:p>Bombentricht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4">
            <text:p>Heath pools, moor pools</text:p>
          </table:table-cell>
          <table:table-cell office:value-type="string" table:style-name="ce3">
            <text:p>Heideweiher, Moorblaenk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4">
            <text:p>Heath pool, moor pool</text:p>
          </table:table-cell>
          <table:table-cell office:value-type="string" table:style-name="ce3">
            <text:p>Heideweiher, Moorblaenk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4">
            <text:p>Heath pool</text:p>
          </table:table-cell>
          <table:table-cell office:value-type="string" table:style-name="ce3">
            <text:p>Heideweih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4">
            <text:p>Moor pool</text:p>
          </table:table-cell>
          <table:table-cell office:value-type="string" table:style-name="ce3">
            <text:p>Moorblaenke, Moortuempel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4">
            <text:p>Artificial ponds</text:p>
          </table:table-cell>
          <table:table-cell office:value-type="string" table:style-name="ce3">
            <text:p>Teich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4">
            <text:p>Artificial pond</text:p>
          </table:table-cell>
          <table:table-cell office:value-type="string" table:style-name="ce3">
            <text:p>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4">
            <text:p>Artificial pond (park, ornamental, garden)</text:p>
          </table:table-cell>
          <table:table-cell office:value-type="string" table:style-name="ce3">
            <text:p>Parkteich, Zierteich, Garten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4">
            <text:p>Fish pond</text:p>
          </table:table-cell>
          <table:table-cell office:value-type="string" table:style-name="ce3">
            <text:p>Fisch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4">
            <text:p>Mill pond</text:p>
          </table:table-cell>
          <table:table-cell office:value-type="string" table:style-name="ce3">
            <text:p>Muehlenteich, Graeft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4">
            <text:p>Fire pond</text:p>
          </table:table-cell>
          <table:table-cell office:value-type="string" table:style-name="ce3">
            <text:p>Loesch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4">
            <text:p>Pond, nature conservation</text:p>
          </table:table-cell>
          <table:table-cell office:value-type="string" table:style-name="ce3">
            <text:p>Naturschutz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4">
            <text:p>Lagoon</text:p>
          </table:table-cell>
          <table:table-cell office:value-type="string" table:style-name="ce3">
            <text:p>Klaert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4">
            <text:p>Quarry ponds</text:p>
          </table:table-cell>
          <table:table-cell office:value-type="string" table:style-name="ce3">
            <text:p>Abgrabungs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4">
            <text:p>Quarry pond</text:p>
          </table:table-cell>
          <table:table-cell office:value-type="string" table:style-name="ce3">
            <text:p>Abgrabungs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4">
            <text:p>Quarry pond, loose rock</text:p>
          </table:table-cell>
          <table:table-cell office:value-type="string" table:style-name="ce3">
            <text:p>Abgrabungsgewaesser ueber Lockergestei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4">
            <text:p>Quarry pond, solid rock</text:p>
          </table:table-cell>
          <table:table-cell office:value-type="string" table:style-name="ce3">
            <text:p>Abgrabungsgewaesser ueber Festgestei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4">
            <text:p>Reservoirs</text:p>
          </table:table-cell>
          <table:table-cell office:value-type="string" table:style-name="ce3">
            <text:p>Stau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4">
            <text:p>Reservoir</text:p>
          </table:table-cell>
          <table:table-cell office:value-type="string" table:style-name="ce3">
            <text:p>Stau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4">
            <text:p>Reservoir lake</text:p>
          </table:table-cell>
          <table:table-cell office:value-type="string" table:style-name="ce3">
            <text:p>Stausee, Talsperre, Vorbeck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4">
            <text:p>bachstau</text:p>
          </table:table-cell>
          <table:table-cell office:value-type="string" table:style-name="ce3">
            <text:p>Fluss-, Bachstau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4">
            <text:p>river reservoir</text:p>
          </table:table-cell>
          <table:table-cell office:value-type="string" table:style-name="ce3">
            <text:p>Quellstau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4">
            <text:p>Sewage farms</text:p>
          </table:table-cell>
          <table:table-cell office:value-type="string" table:style-name="ce3">
            <text:p>Absetzbecken, Rieselfeld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4">
            <text:p>Sewage farm</text:p>
          </table:table-cell>
          <table:table-cell office:value-type="string" table:style-name="ce3">
            <text:p>Absetz- und Klaerbecken, Rieselfel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4">
            <text:p>Well</text:p>
          </table:table-cell>
          <table:table-cell office:value-type="string" table:style-name="ce3">
            <text:p>Quell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4">
            <text:p>Well, source area</text:p>
          </table:table-cell>
          <table:table-cell office:value-type="string" table:style-name="ce3">
            <text:p>Quelle, Quellber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4">
            <text:p>basic source, limnocrene</text:p>
          </table:table-cell>
          <table:table-cell office:value-type="string" table:style-name="ce3">
            <text:p>Grundquelle, Tuempelquelle, Limnokren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4">
            <text:p>Seepage spring, helocrene</text:p>
          </table:table-cell>
          <table:table-cell office:value-type="string" table:style-name="ce3">
            <text:p>Sicker-, Sumpfquelle, Helokren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4">
            <text:p>Rheocrene</text:p>
          </table:table-cell>
          <table:table-cell office:value-type="string" table:style-name="ce3">
            <text:p>Sturzquelle, Rheokren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4">
            <text:p>Waterfalls, rapids, brook sinks</text:p>
          </table:table-cell>
          <table:table-cell office:value-type="string" table:style-name="ce3">
            <text:p>Wasserfaelle, Stromschnellen, Bachschwind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4">
            <text:p>Waterfall, rapid, brook sink</text:p>
          </table:table-cell>
          <table:table-cell office:value-type="string" table:style-name="ce3">
            <text:p>Wasserfall, Stromschnelle, Bachschwin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4">
            <text:p>Waterfall</text:p>
          </table:table-cell>
          <table:table-cell office:value-type="string" table:style-name="ce3">
            <text:p>Wasserfall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4">
            <text:p>Rapid</text:p>
          </table:table-cell>
          <table:table-cell office:value-type="string" table:style-name="ce3">
            <text:p>Stromschnel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4">
            <text:p>Brook sink</text:p>
          </table:table-cell>
          <table:table-cell office:value-type="string" table:style-name="ce3">
            <text:p>Bachschwin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4">
            <text:p>Creeks</text:p>
          </table:table-cell>
          <table:table-cell office:value-type="string" table:style-name="ce3">
            <text:p>Baech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4">
            <text:p>Creek</text:p>
          </table:table-cell>
          <table:table-cell office:value-type="string" table:style-name="ce3">
            <text:p>Ba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4">
            <text:p>Source creek</text:p>
          </table:table-cell>
          <table:table-cell office:value-type="string" table:style-name="ce3">
            <text:p>Quellba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4">
            <text:p>Lowland creek</text:p>
          </table:table-cell>
          <table:table-cell office:value-type="string" table:style-name="ce3">
            <text:p>Tieflandba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4">
            <text:p>Lower mountain stream</text:p>
          </table:table-cell>
          <table:table-cell office:value-type="string" table:style-name="ce3">
            <text:p>Mittelgebirgsba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4">
            <text:p>Ditches</text:p>
          </table:table-cell>
          <table:table-cell office:value-type="string" table:style-name="ce3">
            <text:p>Graeb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4">
            <text:p>Ditch</text:p>
          </table:table-cell>
          <table:table-cell office:value-type="string" table:style-name="ce3">
            <text:p>Grab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4">
            <text:p>Ditch with flowing water vegetation</text:p>
          </table:table-cell>
          <table:table-cell office:value-type="string" table:style-name="ce3">
            <text:p>Graben mit Fliessgewaesservegetatio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4">
            <text:p>Ditch with still water vegetation</text:p>
          </table:table-cell>
          <table:table-cell office:value-type="string" table:style-name="ce3">
            <text:p>Graben mit Stillgewaesservegetatio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4">
            <text:p>Rivers</text:p>
          </table:table-cell>
          <table:table-cell office:value-type="string" table:style-name="ce3">
            <text:p>Fluess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4">
            <text:p>River</text:p>
          </table:table-cell>
          <table:table-cell office:value-type="string" table:style-name="ce3">
            <text:p>Flus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4">
            <text:p>Lower mountain river</text:p>
          </table:table-cell>
          <table:table-cell office:value-type="string" table:style-name="ce3">
            <text:p>Mittelgebirgsflus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4">
            <text:p>Lowland river</text:p>
          </table:table-cell>
          <table:table-cell office:value-type="string" table:style-name="ce3">
            <text:p>Tieflandflus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4">
            <text:p>Channels</text:p>
          </table:table-cell>
          <table:table-cell office:value-type="string" table:style-name="ce3">
            <text:p>Kanae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4">
            <text:p>Channel</text:p>
          </table:table-cell>
          <table:table-cell office:value-type="string" table:style-name="ce3">
            <text:p>Kanal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4">
            <text:p>Soil settlement waters</text:p>
          </table:table-cell>
          <table:table-cell office:value-type="string" table:style-name="ce3">
            <text:p>Bergsenkungs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4">
            <text:p>Soil settlement water</text:p>
          </table:table-cell>
          <table:table-cell office:value-type="string" table:style-name="ce3">
            <text:p>Bergsenkungs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4">
            <text:p>Other technical waters</text:p>
          </table:table-cell>
          <table:table-cell office:value-type="string" table:style-name="ce3">
            <text:p>Sonstige technische 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4">
            <text:p>Retention basin</text:p>
          </table:table-cell>
          <table:table-cell office:value-type="string" table:style-name="ce3">
            <text:p>Rueckhaltebeck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4">
            <text:p>Cave waters</text:p>
          </table:table-cell>
          <table:table-cell office:value-type="string" table:style-name="ce3">
            <text:p>Hoehlengewaes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4">
            <text:p>Polder</text:p>
          </table:table-cell>
          <table:table-cell office:value-type="string" table:style-name="ce3">
            <text:p>Polder (zur Retention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4">
            <text:p>Harbours</text:p>
          </table:table-cell>
          <table:table-cell office:value-type="string" table:style-name="ce3">
            <text:p>Haef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6">
            <text:p>Harbour</text:p>
          </table:table-cell>
          <table:table-cell office:value-type="string" table:style-name="ce3">
            <text:p>Haf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4">
            <text:p>Harbour basin</text:p>
          </table:table-cell>
          <table:table-cell office:value-type="string" table:style-name="ce3">
            <text:p>Hafenbeck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4">
            <text:p>Rock habitats</text:p>
          </table:table-cell>
          <table:table-cell office:value-type="string" table:style-name="ce3">
            <text:p>Gesteinsbiotop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4">
            <text:p>Rocks, rock faces, cliffs</text:p>
          </table:table-cell>
          <table:table-cell office:value-type="string" table:style-name="ce3">
            <text:p>Fels, Felswaende, -klipp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4">
            <text:p>Rocks, rock faces, cliffs</text:p>
          </table:table-cell>
          <table:table-cell office:value-type="string" table:style-name="ce3">
            <text:p>Fels, Felswand, -klipp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4">
            <text:p>Natural limestone</text:p>
          </table:table-cell>
          <table:table-cell office:value-type="string" table:style-name="ce3">
            <text:p>natuerlicher Kalkfel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4">
            <text:p>Natural siliceous rocks</text:p>
          </table:table-cell>
          <table:table-cell office:value-type="string" table:style-name="ce3">
            <text:p>natuerlicher Silikatfel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4">
            <text:p>Secondary limestone</text:p>
          </table:table-cell>
          <table:table-cell office:value-type="string" table:style-name="ce3">
            <text:p>sekundaerer Kalkfel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4">
            <text:p>Secondary siliceous rocks</text:p>
          </table:table-cell>
          <table:table-cell office:value-type="string" table:style-name="ce3">
            <text:p>sekundaerer Silikatfel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4">
            <text:p>Scree slopes</text:p>
          </table:table-cell>
          <table:table-cell office:value-type="string" table:style-name="ce3">
            <text:p>Blockschutt- / Feinschutthald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4">
            <text:p>Scree slope</text:p>
          </table:table-cell>
          <table:table-cell office:value-type="string" table:style-name="ce3">
            <text:p>Blockschutt- / Feinschutt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4">
            <text:p>Natural limestone scree slope</text:p>
          </table:table-cell>
          <table:table-cell office:value-type="string" table:style-name="ce3">
            <text:p>natuerliche Kalk-Blockschutt- / Feinschutt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4">
            <text:p>Natural siliceous stone scree slope</text:p>
          </table:table-cell>
          <table:table-cell office:value-type="string" table:style-name="ce3">
            <text:p>natuerliche Silikat-Blockschutt- / Feinschutt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4">
            <text:p>Secondary limestone scree slope</text:p>
          </table:table-cell>
          <table:table-cell office:value-type="string" table:style-name="ce3">
            <text:p>sekundaere Kalk-Blockschutt- / Feinschutt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4">
            <text:p>Secondary siliceous stone scree slope</text:p>
          </table:table-cell>
          <table:table-cell office:value-type="string" table:style-name="ce3">
            <text:p>sekundaere Silikat-Blockschutt- / Feinschutt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4">
            <text:p>Quarries</text:p>
          </table:table-cell>
          <table:table-cell office:value-type="string" table:style-name="ce3">
            <text:p>Steinbruech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4">
            <text:p>Quarry</text:p>
          </table:table-cell>
          <table:table-cell office:value-type="string" table:style-name="ce3">
            <text:p>Steinbru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4">
            <text:p>Limestone quarry</text:p>
          </table:table-cell>
          <table:table-cell office:value-type="string" table:style-name="ce3">
            <text:p>Kalksteinbruch, Steinbruch auf basischen Ausgangsgestei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4">
            <text:p>Siliceous stone quarry</text:p>
          </table:table-cell>
          <table:table-cell office:value-type="string" table:style-name="ce3">
            <text:p>Silikatsteinbruch, Steinbruch auf silikatischem Ausgangsgestei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4">
            <text:p>Basalt quarry</text:p>
          </table:table-cell>
          <table:table-cell office:value-type="string" table:style-name="ce3">
            <text:p>Basaltsteinbru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4">
            <text:p>Quarry, other igneous stones</text:p>
          </table:table-cell>
          <table:table-cell office:value-type="string" table:style-name="ce3">
            <text:p>Steinbruch, sonstiger magmatischer Gestein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4">
            <text:p>Quarries, loose rocks</text:p>
          </table:table-cell>
          <table:table-cell office:value-type="string" table:style-name="ce3">
            <text:p>Lockergesteinsabgrabung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4">
            <text:p>Quarry, loose rocks</text:p>
          </table:table-cell>
          <table:table-cell office:value-type="string" table:style-name="ce3">
            <text:p>Lockergesteinsabgrab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4">
            <text:p>Quarry, sand and gravel</text:p>
          </table:table-cell>
          <table:table-cell office:value-type="string" table:style-name="ce3">
            <text:p>Sand-, Kiesabgrab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4">
            <text:p>Quarry, clay and loam</text:p>
          </table:table-cell>
          <table:table-cell office:value-type="string" table:style-name="ce3">
            <text:p>Lehm-, Tonabgrab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4">
            <text:p>Caves and tunnels</text:p>
          </table:table-cell>
          <table:table-cell office:value-type="string" table:style-name="ce3">
            <text:p>Hoehlen und Stoll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4">
            <text:p>Caves and tunnels</text:p>
          </table:table-cell>
          <table:table-cell office:value-type="string" table:style-name="ce3">
            <text:p>Hoehlen und Stoll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4">
            <text:p>Cave</text:p>
          </table:table-cell>
          <table:table-cell office:value-type="string" table:style-name="ce3">
            <text:p>Hoeh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4">
            <text:p>Tunnel</text:p>
          </table:table-cell>
          <table:table-cell office:value-type="string" table:style-name="ce3">
            <text:p>Stoll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4">
            <text:p>Sparsely vegetated or vegetation free areas</text:p>
          </table:table-cell>
          <table:table-cell office:value-type="string" table:style-name="ce3">
            <text:p>vegetationsarme oder -freie Bereich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4">
            <text:p>Sparsely vegetated or vegetation free areas</text:p>
          </table:table-cell>
          <table:table-cell office:value-type="string" table:style-name="ce3">
            <text:p>Vegetationsarme oder -freie Bereich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4">
            <text:p>Area with low vegetation on gravel and broken rock</text:p>
          </table:table-cell>
          <table:table-cell office:value-type="string" table:style-name="ce3">
            <text:p>Vegetationsarme Kies- und Schotterflaech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4">
            <text:p>Sparsely vegetated sand areas</text:p>
          </table:table-cell>
          <table:table-cell office:value-type="string" table:style-name="ce3">
            <text:p>Vegetationsarme Sandflaech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4">
            <text:p>Sparsely vegetated loess and clay areas</text:p>
          </table:table-cell>
          <table:table-cell office:value-type="string" table:style-name="ce3">
            <text:p>Vegetationsarme Loess- und Lehmflaech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4">
            <text:p>Sand, loess wall</text:p>
          </table:table-cell>
          <table:table-cell office:value-type="string" table:style-name="ce3">
            <text:p>Sand-, Loesswaen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4">
            <text:p>Sand wall</text:p>
          </table:table-cell>
          <table:table-cell office:value-type="string" table:style-name="ce3">
            <text:p>Sandwan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4">
            <text:p>Loess, clay wall</text:p>
          </table:table-cell>
          <table:table-cell office:value-type="string" table:style-name="ce3">
            <text:p>Loess-, Lehmwan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4">
            <text:p>Other anthropogenic habitats</text:p>
          </table:table-cell>
          <table:table-cell office:value-type="string" table:style-name="ce3">
            <text:p>Weitere anthropogen bedingte Biotop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4">
            <text:p>Fields</text:p>
          </table:table-cell>
          <table:table-cell office:value-type="string" table:style-name="ce3">
            <text:p>Ä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4">
            <text:p>Field</text:p>
          </table:table-cell>
          <table:table-cell office:value-type="string" table:style-name="ce3">
            <text:p>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4">
            <text:p>Wild field</text:p>
          </table:table-cell>
          <table:table-cell office:value-type="string" table:style-name="ce3">
            <text:p>Wild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4">
            <text:p>Sand, silicate field</text:p>
          </table:table-cell>
          <table:table-cell office:value-type="string" table:style-name="ce3">
            <text:p>Sand-, Silikat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4">
            <text:p>Sand field</text:p>
          </table:table-cell>
          <table:table-cell office:value-type="string" table:style-name="ce3">
            <text:p>Sand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4">
            <text:p>Silicate field</text:p>
          </table:table-cell>
          <table:table-cell office:value-type="string" table:style-name="ce3">
            <text:p>Silikatacker, skelettreich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4">
            <text:p>Limestone field</text:p>
          </table:table-cell>
          <table:table-cell office:value-type="string" table:style-name="ce3">
            <text:p>Kalk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4">
            <text:p>Limestone field, coarse</text:p>
          </table:table-cell>
          <table:table-cell office:value-type="string" table:style-name="ce3">
            <text:p>Kalkacker, skelettreich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4">
            <text:p>Loess field, loose loam field</text:p>
          </table:table-cell>
          <table:table-cell office:value-type="string" table:style-name="ce3">
            <text:p>Loessacker, lockerer Lehm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4">
            <text:p>Heavy loam and clay field</text:p>
          </table:table-cell>
          <table:table-cell office:value-type="string" table:style-name="ce3">
            <text:p>Schwerer Lehm-, Tonacke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4">
            <text:p>Foiled field</text:p>
          </table:table-cell>
          <table:table-cell office:value-type="string" table:style-name="ce3">
            <text:p>Acker unter Foli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4">
            <text:p>Field fallow</text:p>
          </table:table-cell>
          <table:table-cell office:value-type="string" table:style-name="ce3">
            <text:p>Ackerbra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4">
            <text:p>Young succession field fallow</text:p>
          </table:table-cell>
          <table:table-cell office:value-type="string" table:style-name="ce3">
            <text:p>junge Sukzessions-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4">
            <text:p>Wild field fallow</text:p>
          </table:table-cell>
          <table:table-cell office:value-type="string" table:style-name="ce3">
            <text:p>Wild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4">
            <text:p>Reseeded field fallow</text:p>
          </table:table-cell>
          <table:table-cell office:value-type="string" table:style-name="ce3">
            <text:p>Einsaat-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4">
            <text:p>Grassland on field fallow</text:p>
          </table:table-cell>
          <table:table-cell office:value-type="string" table:style-name="ce3">
            <text:p>Grasland auf Sukzessions-Ackerbrach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4">
            <text:p>Field fallow with perennial vegetation</text:p>
          </table:table-cell>
          <table:table-cell office:value-type="string" table:style-name="ce3">
            <text:p>staudenreiche 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4">
            <text:p>Roadside margins</text:p>
          </table:table-cell>
          <table:table-cell office:value-type="string" table:style-name="ce3">
            <text:p>Rain, Strassenraen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4">
            <text:p>Roadside margin</text:p>
          </table:table-cell>
          <table:table-cell office:value-type="string" table:style-name="ce3">
            <text:p>Rain, Strassenr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4">
            <text:p>Grassland along traffic land</text:p>
          </table:table-cell>
          <table:table-cell office:value-type="string" table:style-name="ce3">
            <text:p>Verkehrsrasenflaeche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4">
            <text:p>Railways</text:p>
          </table:table-cell>
          <table:table-cell office:value-type="string" table:style-name="ce3">
            <text:p>Gleisanlag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4">
            <text:p>Freight yard</text:p>
          </table:table-cell>
          <table:table-cell office:value-type="string" table:style-name="ce3">
            <text:p>Sammel-, Verschiebe-, Gueterbahnhof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4">
            <text:p>Passenger station</text:p>
          </table:table-cell>
          <table:table-cell office:value-type="string" table:style-name="ce3">
            <text:p>Personenbahnhof, Haltebahnhof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4">
            <text:p>Railway line</text:p>
          </table:table-cell>
          <table:table-cell office:value-type="string" table:style-name="ce3">
            <text:p>Bahnlinie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4">
            <text:p>Abandoned railway areas</text:p>
          </table:table-cell>
          <table:table-cell office:value-type="string" table:style-name="ce3">
            <text:p>Brachflaeche der Gleisanlagen, Bahngelaende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4">
            <text:p>Dike</text:p>
          </table:table-cell>
          <table:table-cell office:value-type="string" table:style-name="ce3">
            <text:p>Deich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4">
            <text:p>Flood dam</text:p>
          </table:table-cell>
          <table:table-cell office:value-type="string" table:style-name="ce3">
            <text:p>Hochwasserdamm, Deich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4">
            <text:p>Dike, soil material</text:p>
          </table:table-cell>
          <table:table-cell office:value-type="string" table:style-name="ce3">
            <text:p>Deich aus erdigem Material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4">
            <text:p>Dike, stone material</text:p>
          </table:table-cell>
          <table:table-cell office:value-type="string" table:style-name="ce3">
            <text:p>Deich aus steinigem Material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4">
            <text:p>Waste tips, fill-ups</text:p>
          </table:table-cell>
          <table:table-cell office:value-type="string" table:style-name="ce3">
            <text:p>Halden, Aufschuettungen, Verfuellung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4">
            <text:p>Waste tip, fill-up</text:p>
          </table:table-cell>
          <table:table-cell office:value-type="string" table:style-name="ce3">
            <text:p>Halde, Aufschuett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4">
            <text:p>Mining tip</text:p>
          </table:table-cell>
          <table:table-cell office:value-type="string" table:style-name="ce3">
            <text:p>Bergehal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5">
            <text:p>Waste dump, fill-up</text:p>
          </table:table-cell>
          <table:table-cell office:value-type="string" table:style-name="ce3">
            <text:p>Deponie, Aufschuett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5">
            <text:p>Waste dump, filling</text:p>
          </table:table-cell>
          <table:table-cell office:value-type="string" table:style-name="ce3">
            <text:p>Deponie, Verfuell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4">
            <text:p>Filling</text:p>
          </table:table-cell>
          <table:table-cell office:value-type="string" table:style-name="ce3">
            <text:p>Verfuell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4">
            <text:p>Hollow-ways</text:p>
          </table:table-cell>
          <table:table-cell office:value-type="string" table:style-name="ce3">
            <text:p>Hohlweg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4">
            <text:p>Hollow-way</text:p>
          </table:table-cell>
          <table:table-cell office:value-type="string" table:style-name="ce3">
            <text:p>Hohlwe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4">
            <text:p>Loess hollow-way</text:p>
          </table:table-cell>
          <table:table-cell office:value-type="string" table:style-name="ce3">
            <text:p>Loesshohlwe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4">
            <text:p>Sand hollow-way</text:p>
          </table:table-cell>
          <table:table-cell office:value-type="string" table:style-name="ce3">
            <text:p>Sandhohlwe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4">
            <text:p>Embankments</text:p>
          </table:table-cell>
          <table:table-cell office:value-type="string" table:style-name="ce3">
            <text:p>Boeschung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4">
            <text:p>Embankment</text:p>
          </table:table-cell>
          <table:table-cell office:value-type="string" table:style-name="ce3">
            <text:p>Boeschung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4">
            <text:p>Road embankment, groove</text:p>
          </table:table-cell>
          <table:table-cell office:value-type="string" table:style-name="ce3">
            <text:p>Strassenboeschung, Einschnitt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4">
            <text:p>Road embankment, dam</text:p>
          </table:table-cell>
          <table:table-cell office:value-type="string" table:style-name="ce3">
            <text:p>Strassenboeschung, Damm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4">
            <text:p>Railroad embankment, groove</text:p>
          </table:table-cell>
          <table:table-cell office:value-type="string" table:style-name="ce3">
            <text:p>Bahnboeschung, Einschnitt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4">
            <text:p>Railroad embankment, dam</text:p>
          </table:table-cell>
          <table:table-cell office:value-type="string" table:style-name="ce3">
            <text:p>Bahnboeschung, Damm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4">
            <text:p>Channel embankment, groove</text:p>
          </table:table-cell>
          <table:table-cell office:value-type="string" table:style-name="ce3">
            <text:p>Kanalboeschung, Einschnitt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4">
            <text:p>Channel embankment, dam</text:p>
          </table:table-cell>
          <table:table-cell office:value-type="string" table:style-name="ce3">
            <text:p>Kanalboeschung, Damm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4">
            <text:p>Profile embankment of flowing waters</text:p>
          </table:table-cell>
          <table:table-cell office:value-type="string" table:style-name="ce3">
            <text:p>Fliessgewaesserprofilboeschung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4">
            <text:p>Embankment of flowing waters, bank border</text:p>
          </table:table-cell>
          <table:table-cell office:value-type="string" table:style-name="ce3">
            <text:p>Fliessgewaesserboeschung, Uferrandstreif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4">
            <text:p>Embankment of still waters, bank border</text:p>
          </table:table-cell>
          <table:table-cell office:value-type="string" table:style-name="ce3">
            <text:p>Stillgewaesserboeschung, Uferrandstreif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4">
            <text:p>Gardens, tree nurseries, forestries</text:p>
          </table:table-cell>
          <table:table-cell office:value-type="string" table:style-name="ce3">
            <text:p>Gaerten, Baumschulen, forstaehnliche Kulturen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4">
            <text:p>Garden, tree nursery</text:p>
          </table:table-cell>
          <table:table-cell office:value-type="string" table:style-name="ce3">
            <text:p>Garten, Baumschule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4">
            <text:p>Tree nursery, garden-markets</text:p>
          </table:table-cell>
          <table:table-cell office:value-type="string" table:style-name="ce3">
            <text:p>Baumschule, Gaertnerei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4">
            <text:p>Christmas tree culture</text:p>
          </table:table-cell>
          <table:table-cell office:value-type="string" table:style-name="ce3">
            <text:p>Weihnachtsbaumkultur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4">
            <text:p>Energy tree culture</text:p>
          </table:table-cell>
          <table:table-cell office:value-type="string" table:style-name="ce3">
            <text:p>Energieholzkultur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4">
            <text:p>Orchards</text:p>
          </table:table-cell>
          <table:table-cell office:value-type="string" table:style-name="ce3">
            <text:p>Obstanlag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4">
            <text:p>Extensive orchard</text:p>
          </table:table-cell>
          <table:table-cell office:value-type="string" table:style-name="ce3">
            <text:p>Streuobstg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4">
            <text:p>Meadow orchard</text:p>
          </table:table-cell>
          <table:table-cell office:value-type="string" table:style-name="ce3">
            <text:p>Streuobst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4">
            <text:p>Pasture orchard</text:p>
          </table:table-cell>
          <table:table-cell office:value-type="string" table:style-name="ce3">
            <text:p>Streuobst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4">
            <text:p>Intensiv orchard</text:p>
          </table:table-cell>
          <table:table-cell office:value-type="string" table:style-name="ce3">
            <text:p>Erwerbsobstanlage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4">
            <text:p>orchard fallow</text:p>
          </table:table-cell>
          <table:table-cell office:value-type="string" table:style-name="ce3">
            <text:p>Streuobst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4">
            <text:p>Vineyards, vinefallows</text:p>
          </table:table-cell>
          <table:table-cell office:value-type="string" table:style-name="ce3">
            <text:p>Rebkulturen und Rebbrach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4">
            <text:p>Vineyard</text:p>
          </table:table-cell>
          <table:table-cell office:value-type="string" table:style-name="ce3">
            <text:p>Weinberg, Rebkulturflaeche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4">
            <text:p>Parks, green spaces</text:p>
          </table:table-cell>
          <table:table-cell office:value-type="string" table:style-name="ce3">
            <text:p>Park, Gruenanlagen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4">
            <text:p>Park, green space</text:p>
          </table:table-cell>
          <table:table-cell office:value-type="string" table:style-name="ce3">
            <text:p>Park, Gruenanlage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4">
            <text:p>Urban park</text:p>
          </table:table-cell>
          <table:table-cell office:value-type="string" table:style-name="ce3">
            <text:p>Stadtpark, Schlosspark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4">
            <text:p>Robust lawn</text:p>
          </table:table-cell>
          <table:table-cell office:value-type="string" table:style-name="ce3">
            <text:p>Trittrasen, Rasenplatz, Parkrasen, Sportras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4">
            <text:p>intensively cutted lawn</text:p>
          </table:table-cell>
          <table:table-cell office:value-type="string" table:style-name="ce3">
            <text:p>Vielschnittrasen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4">
            <text:p>Building, masonry, ruin</text:p>
          </table:table-cell>
          <table:table-cell office:value-type="string" table:style-name="ce3">
            <text:p>Gebaeude, Mauerwerk, Ruin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4">
            <text:p>building</text:p>
          </table:table-cell>
          <table:table-cell office:value-type="string" table:style-name="ce3">
            <text:p>Gebaeud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4">
            <text:p>wall, dry wall</text:p>
          </table:table-cell>
          <table:table-cell office:value-type="string" table:style-name="ce3">
            <text:p>Mauer, Trockenmauer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4">
            <text:p>Ruin</text:p>
          </table:table-cell>
          <table:table-cell office:value-type="string" table:style-name="ce3">
            <text:p>Ruin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4">
            <text:p>Cemeteries</text:p>
          </table:table-cell>
          <table:table-cell office:value-type="string" table:style-name="ce3">
            <text:p>Friedhoefe, Begraebnisstaetten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4">
            <text:p>Cemetery</text:p>
          </table:table-cell>
          <table:table-cell office:value-type="string" table:style-name="ce3">
            <text:p>Friedhof, Begraebnisstaette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4">
            <text:p>Allotment gardens, digland</text:p>
          </table:table-cell>
          <table:table-cell office:value-type="string" table:style-name="ce3">
            <text:p>Kleingartenanlagen, Grabeland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4">
            <text:p>Allotment garden</text:p>
          </table:table-cell>
          <table:table-cell office:value-type="string" table:style-name="ce3">
            <text:p>Kleingartenanlage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4">
            <text:p>Yard, storage yard</text:p>
          </table:table-cell>
          <table:table-cell office:value-type="string" table:style-name="ce3">
            <text:p>Hofplaetze, Lagerplaetz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4">
            <text:p>Storage yard</text:p>
          </table:table-cell>
          <table:table-cell office:value-type="string" table:style-name="ce3">
            <text:p>Lagerplatz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4">
            <text:p>Sport and recreation sites</text:p>
          </table:table-cell>
          <table:table-cell office:value-type="string" table:style-name="ce3">
            <text:p>Sport- und Erholungsanlag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4">
            <text:p>Sport and recreation site</text:p>
          </table:table-cell>
          <table:table-cell office:value-type="string" table:style-name="ce3">
            <text:p>Sport- und Erholungsanlag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4">
            <text:p>Public places, parking areas</text:p>
          </table:table-cell>
          <table:table-cell office:value-type="string" table:style-name="ce3">
            <text:p>Plaetze, Parkplaetz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4">
            <text:p>Parking area</text:p>
          </table:table-cell>
          <table:table-cell office:value-type="string" table:style-name="ce3">
            <text:p>Parkplatz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4">
            <text:p>Public place</text:p>
          </table:table-cell>
          <table:table-cell office:value-type="string" table:style-name="ce3">
            <text:p>Ã–ffentlicher Platz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4">
            <text:p>underground parking, parking decks</text:p>
          </table:table-cell>
          <table:table-cell office:value-type="string" table:style-name="ce3">
            <text:p>Tiefgarage, Parkdeck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4">
            <text:p>Fallow lands of residential, industrial and traffic land</text:p>
          </table:table-cell>
          <table:table-cell office:value-type="string" table:style-name="ce3">
            <text:p>Siedlungs-, Industrie- und Verkehrsbrachen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4">
            <text:p>Fallow land of residential, industrial and traffic land</text:p>
          </table:table-cell>
          <table:table-cell office:value-type="string" table:style-name="ce3">
            <text:p>Siedlungs-, Industrie- und Verkehrsbrache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4">
            <text:p>Dams</text:p>
          </table:table-cell>
          <table:table-cell office:value-type="string" table:style-name="ce3">
            <text:p>Staudaemm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4">
            <text:p>Dam</text:p>
          </table:table-cell>
          <table:table-cell office:value-type="string" table:style-name="ce3">
            <text:p>Staudamm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4">
            <text:p>Bunker</text:p>
          </table:table-cell>
          <table:table-cell office:value-type="string" table:style-name="ce3">
            <text:p>Bunker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4">
            <text:p>Bunker</text:p>
          </table:table-cell>
          <table:table-cell office:value-type="string" table:style-name="ce3">
            <text:p>Bunker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4">
            <text:p>Fringe or linear tall forb vegetation</text:p>
          </table:table-cell>
          <table:table-cell office:value-type="string" table:style-name="ce3">
            <text:p>Saeume bzw. linienf.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4">
            <text:p>Wet fringe or linear tall forb vegetation</text:p>
          </table:table-cell>
          <table:table-cell office:value-type="string" table:style-name="ce3">
            <text:p>Feuchte (nasse) Saeume bzw. linienf.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4">
            <text:p>Fringe or linear tall forb vegetation along waters</text:p>
          </table:table-cell>
          <table:table-cell office:value-type="string" table:style-name="ce3">
            <text:p>Gewaesserbegleitender feucht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4">
            <text:p>Forest-wet interior fringe or linear tall forb vegetation</text:p>
          </table:table-cell>
          <table:table-cell office:value-type="string" table:style-name="ce3">
            <text:p>Feuchter Waldinnen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4">
            <text:p>Forest exterior fringe or linear tall forb vegetation</text:p>
          </table:table-cell>
          <table:table-cell office:value-type="string" table:style-name="ce3">
            <text:p>Feuchter Wald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4">
            <text:p>Wet neophyte fringe</text:p>
          </table:table-cell>
          <table:table-cell office:value-type="string" table:style-name="ce3">
            <text:p>feuchter Neophyten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4">
            <text:p>Forest-dry interior fringe or linear tall forb vegetation</text:p>
          </table:table-cell>
          <table:table-cell office:value-type="string" table:style-name="ce3">
            <text:p>Trocken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4">
            <text:p>Poor dry (fresh) fringe or linear tall forb vegetation</text:p>
          </table:table-cell>
          <table:table-cell office:value-type="string" table:style-name="ce3">
            <text:p>Magerer trockener (frischer)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4">
            <text:p>Eutrophic fringe or linear tall forb vegetation</text:p>
          </table:table-cell>
          <table:table-cell office:value-type="string" table:style-name="ce3">
            <text:p>trockener eutroph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4">
            <text:p>Ruderal fringe or linear tall forb vegetation</text:p>
          </table:table-cell>
          <table:table-cell office:value-type="string" table:style-name="ce3">
            <text:p>Ruderal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4">
            <text:p>Dry forest fringe or linear tall forb vegetation</text:p>
          </table:table-cell>
          <table:table-cell office:value-type="string" table:style-name="ce3">
            <text:p>Trockener Waldsaum bzw. Hochstaudenflur, linienfoermi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4">
            <text:p>Dry (fresh) neophyte fringe</text:p>
          </table:table-cell>
          <table:table-cell office:value-type="string" table:style-name="ce3">
            <text:p>Trockener (frischer) Neophyten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4">
            <text:p>Marginal strip</text:p>
          </table:table-cell>
          <table:table-cell office:value-type="string" table:style-name="ce3">
            <text:p>Randstreifen, Saum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4">
            <text:p>Rich grassland strip</text:p>
          </table:table-cell>
          <table:table-cell office:value-type="string" table:style-name="ce3">
            <text:p>Fettgruenland-Saum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4">
            <text:p>Poor grassland strip</text:p>
          </table:table-cell>
          <table:table-cell office:value-type="string" table:style-name="ce3">
            <text:p>Magergruenland-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4">
            <text:p>Wet grassland strip</text:p>
          </table:table-cell>
          <table:table-cell office:value-type="string" table:style-name="ce3">
            <text:p>Nass- und Feuchtgruenland-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4">
            <text:p>Field margin strip in use, field margin out of use</text:p>
          </table:table-cell>
          <table:table-cell office:value-type="string" table:style-name="ce3">
            <text:p>Ackerrandstreifen ,-schon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4">
            <text:p>Field margin strip in use</text:p>
          </table:table-cell>
          <table:table-cell office:value-type="string" table:style-name="ce3">
            <text:p>Ackerrandstreifen (mit Nutzung)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4">
            <text:p>Field margin strip out of use</text:p>
          </table:table-cell>
          <table:table-cell office:value-type="string" table:style-name="ce3">
            <text:p>Ackerschonstreifen (keine Nutzung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4">
            <text:p>Flower strips</text:p>
          </table:table-cell>
          <table:table-cell office:value-type="string" table:style-name="ce3">
            <text:p>Blueh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4">
            <text:p>Annuals or areal tall forb vegetation</text:p>
          </table:table-cell>
          <table:table-cell office:value-type="string" table:style-name="ce3">
            <text:p>Annuellenflur bzw. flaechenh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4">
            <text:p>Annuals</text:p>
          </table:table-cell>
          <table:table-cell office:value-type="string" table:style-name="ce3">
            <text:p>Annuell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4">
            <text:p>Wet annuals</text:p>
          </table:table-cell>
          <table:table-cell office:value-type="string" table:style-name="ce3">
            <text:p>Feuchte Annuell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4">
            <text:p>Dry annuals</text:p>
          </table:table-cell>
          <table:table-cell office:value-type="string" table:style-name="ce3">
            <text:p>Trockene Anuell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4">
            <text:p>Areal tall forb vegetation</text:p>
          </table:table-cell>
          <table:table-cell office:value-type="string" table:style-name="ce3">
            <text:p>flaechenhafte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4">
            <text:p>Wet areal tall forb vegetation</text:p>
          </table:table-cell>
          <table:table-cell office:value-type="string" table:style-name="ce3">
            <text:p>Feuchte Hochstaudenflur, flaechenha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4">
            <text:p>Dry areal tall forb vegetation</text:p>
          </table:table-cell>
          <table:table-cell office:value-type="string" table:style-name="ce3">
            <text:p>Trockene Hochstaudenflur, flaechenha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4">
            <text:p>Neophyte field</text:p>
          </table:table-cell>
          <table:table-cell office:value-type="string" table:style-name="ce3">
            <text:p>Neophyt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4">
            <text:p>Settlement areas</text:p>
          </table:table-cell>
          <table:table-cell office:value-type="string" table:style-name="ce3">
            <text:p>Siedlungsflaech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3">
            <text:p>Mixed settlement areas</text:p>
          </table:table-cell>
          <table:table-cell office:value-type="string" table:style-name="ce3">
            <text:p>Gemischte Bauflaechen, Kerngebiet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3">
            <text:p>Mixed settlement areas garden</text:p>
          </table:table-cell>
          <table:table-cell office:value-type="string" table:style-name="ce3">
            <text:p>Gemischte Bauflaechen, Kerngebiete Garten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3">
            <text:p>Mixed settlement areas with green roof</text:p>
          </table:table-cell>
          <table:table-cell office:value-type="string" table:style-name="ce3">
            <text:p>Gemischte Bauflaeche mit Gruendach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1</text:p>
          </table:table-cell>
          <table:table-cell office:value-type="string" table:style-name="ce3">
            <text:p>Modern city center</text:p>
          </table:table-cell>
          <table:table-cell office:value-type="string" table:style-name="ce3">
            <text:p>Moderne Innenstadt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1g</text:p>
          </table:table-cell>
          <table:table-cell office:value-type="string" table:style-name="ce3">
            <text:p>Modern city center garden</text:p>
          </table:table-cell>
          <table:table-cell office:value-type="string" table:style-name="ce3">
            <text:p>Moderne Innenstadt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1gr</text:p>
          </table:table-cell>
          <table:table-cell office:value-type="string" table:style-name="ce3">
            <text:p>Modern city center with green roof</text:p>
          </table:table-cell>
          <table:table-cell office:value-type="string" table:style-name="ce3">
            <text:p>Moderne Innenstadt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4">
            <text:p>Residential areas</text:p>
          </table:table-cell>
          <table:table-cell office:value-type="string" table:style-name="ce3">
            <text:p>Wohnbauflaech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</text:p>
          </table:table-cell>
          <table:table-cell office:value-type="string" table:style-name="ce4">
            <text:p>Terraced high-rised building</text:p>
          </table:table-cell>
          <table:table-cell office:value-type="string" table:style-name="ce3">
            <text:p>Block-, Zeilenwohnbebauung ein- bis mehrstoeckig, Hochhaeus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4">
            <text:p>Block development</text:p>
          </table:table-cell>
          <table:table-cell office:value-type="string" table:style-name="ce3">
            <text:p>Blockbebauun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4">
            <text:p>Block development garden area</text:p>
          </table:table-cell>
          <table:table-cell office:value-type="string" table:style-name="ce3">
            <text:p>Blockbebauun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4">
            <text:p>Block development with green roof</text:p>
          </table:table-cell>
          <table:table-cell office:value-type="string" table:style-name="ce3">
            <text:p>Block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b</text:p>
          </table:table-cell>
          <table:table-cell office:value-type="string" table:style-name="ce7">
            <text:p>Perimeter block development</text:p>
          </table:table-cell>
          <table:table-cell office:value-type="string" table:style-name="ce3">
            <text:p>Blockrandbebau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bg</text:p>
          </table:table-cell>
          <table:table-cell office:value-type="string" table:style-name="ce7">
            <text:p>Perimeter block development garden area</text:p>
          </table:table-cell>
          <table:table-cell office:value-type="string" table:style-name="ce3">
            <text:p>Blockrandbebauun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bgr</text:p>
          </table:table-cell>
          <table:table-cell office:value-type="string" table:style-name="ce7">
            <text:p>Perimeter block development with green roof</text:p>
          </table:table-cell>
          <table:table-cell office:value-type="string" table:style-name="ce3">
            <text:p>Blockrand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c</text:p>
          </table:table-cell>
          <table:table-cell office:value-type="string" table:style-name="ce4">
            <text:p>Terraced housing</text:p>
          </table:table-cell>
          <table:table-cell office:value-type="string" table:style-name="ce3">
            <text:p>Zeilenbebauung, offene Blockrandbebau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cg</text:p>
          </table:table-cell>
          <table:table-cell office:value-type="string" table:style-name="ce3">
            <text:p>Terraced housing garden area</text:p>
          </table:table-cell>
          <table:table-cell office:value-type="string" table:style-name="ce3">
            <text:p>Zeilenbebauung, offene Blockrandbebauun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cgr</text:p>
          </table:table-cell>
          <table:table-cell office:value-type="string" table:style-name="ce3">
            <text:p>Terraced housing with green roof</text:p>
          </table:table-cell>
          <table:table-cell office:value-type="string" table:style-name="ce3">
            <text:p>Zeilenbebauung, offene Blockrand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4">
            <text:p>Detached high-rised building</text:p>
          </table:table-cell>
          <table:table-cell office:value-type="string" table:style-name="ce3">
            <text:p>Hochhaus-Wohnbebauung (freistehend)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4">
            <text:p>Detached high-rised building garden area</text:p>
          </table:table-cell>
          <table:table-cell office:value-type="string" table:style-name="ce3">
            <text:p>Hochhaus-Wohnbebauung (freistehend)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4">
            <text:p>Detached high-rised building with green roof</text:p>
          </table:table-cell>
          <table:table-cell office:value-type="string" table:style-name="ce3">
            <text:p>Grossform-/ Hoch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g</text:p>
          </table:table-cell>
          <table:table-cell office:value-type="string" table:style-name="ce3">
            <text:p>Terraced high-rised building garden area</text:p>
          </table:table-cell>
          <table:table-cell office:value-type="string" table:style-name="ce3">
            <text:p>Block-, Zeilenwohnbebauung ein- bis mehrstoeckig, Hochhaeuser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1gr</text:p>
          </table:table-cell>
          <table:table-cell office:value-type="string" table:style-name="ce3">
            <text:p>Terraced high-rised building with green roof</text:p>
          </table:table-cell>
          <table:table-cell office:value-type="string" table:style-name="ce3">
            <text:p>Block-, Zeilenwohnbebauung ein- bis mehrstoeckig, Hochhaeuser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</text:p>
          </table:table-cell>
          <table:table-cell office:value-type="string" table:style-name="ce3">
            <text:p>Detached, terraced housing</text:p>
          </table:table-cell>
          <table:table-cell office:value-type="string" table:style-name="ce3">
            <text:p>Einzel-, Doppel- und Reihenhausbebau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4">
            <text:p>Detached housing, 1-1,5 storey</text:p>
          </table:table-cell>
          <table:table-cell office:value-type="string" table:style-name="ce3">
            <text:p>Wohnhaus 1- 1,5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4">
            <text:p>Detached housing, 1-1,5 storey garden area</text:p>
          </table:table-cell>
          <table:table-cell office:value-type="string" table:style-name="ce3">
            <text:p>Wohnhaus 1- 1,5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4">
            <text:p>Detached housing, 1-1,5 storey with green roof</text:p>
          </table:table-cell>
          <table:table-cell office:value-type="string" table:style-name="ce3">
            <text:p>Wohnhaus 1- 1,5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4">
            <text:p>Detached housing, 2-3 storey</text:p>
          </table:table-cell>
          <table:table-cell office:value-type="string" table:style-name="ce3">
            <text:p>Wohnhaus 2-3 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4">
            <text:p>Detached housing, 2-3 storey garden area</text:p>
          </table:table-cell>
          <table:table-cell office:value-type="string" table:style-name="ce3">
            <text:p>Wohnhaus 2-3 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4">
            <text:p>Detached housing, 2-3 storey</text:p>
          </table:table-cell>
          <table:table-cell office:value-type="string" table:style-name="ce3">
            <text:p>Wohnhaus 2-3 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4">
            <text:p>Detached housing, &gt;3 storey</text:p>
          </table:table-cell>
          <table:table-cell office:value-type="string" table:style-name="ce3">
            <text:p>Wohnhaus &gt; 3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4">
            <text:p>Detached housing, &gt;3 storey garden area</text:p>
          </table:table-cell>
          <table:table-cell office:value-type="string" table:style-name="ce3">
            <text:p>Wohnhaus &gt; 3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4">
            <text:p>Detached housing, &gt;3 storey with green roof</text:p>
          </table:table-cell>
          <table:table-cell office:value-type="string" table:style-name="ce3">
            <text:p>Wohnhaus &gt; 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6">
            <text:p>Terrace housing</text:p>
          </table:table-cell>
          <table:table-cell office:value-type="string" table:style-name="ce3">
            <text:p>Reihenhausbebauun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4">
            <text:p>Terrace housing, 1-1,5 storey</text:p>
          </table:table-cell>
          <table:table-cell office:value-type="string" table:style-name="ce3">
            <text:p>Reihenhausbebauung 1 - 1,5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3">
            <text:p>Terrace housing, 1-1,5 storey garden area</text:p>
          </table:table-cell>
          <table:table-cell office:value-type="string" table:style-name="ce3">
            <text:p>Reihenhausbebauung 1 - 1,5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3">
            <text:p>Terrace housing, 1-1,5 storey with green roof</text:p>
          </table:table-cell>
          <table:table-cell office:value-type="string" table:style-name="ce3">
            <text:p>Reihenhausbebauung 1 - 1,5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4">
            <text:p>Terrace housing, 2-3 storey</text:p>
          </table:table-cell>
          <table:table-cell office:value-type="string" table:style-name="ce3">
            <text:p>Reihenhausbebauung 2-3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3">
            <text:p>Terrace housing, 2-3 storey garden area</text:p>
          </table:table-cell>
          <table:table-cell office:value-type="string" table:style-name="ce3">
            <text:p>Reihenhausbebauung 2-3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3">
            <text:p>Terrace housing, 2-3 storey with green roof</text:p>
          </table:table-cell>
          <table:table-cell office:value-type="string" table:style-name="ce3">
            <text:p>Reihenhausbebauung 2-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4">
            <text:p>Terrace housing, &gt;3 storey</text:p>
          </table:table-cell>
          <table:table-cell office:value-type="string" table:style-name="ce3">
            <text:p>Reihenhausbebauung &gt; 3stoecki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3">
            <text:p>Terrace housing, &gt;3 storey garden area</text:p>
          </table:table-cell>
          <table:table-cell office:value-type="string" table:style-name="ce3">
            <text:p>Reihenhausbebauung &gt; 3stoecki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3">
            <text:p>Terrace housing, &gt;3 storey with green roof</text:p>
          </table:table-cell>
          <table:table-cell office:value-type="string" table:style-name="ce3">
            <text:p>Reihenhausbebauung &gt; 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6">
            <text:p>Terrace housing garden area</text:p>
          </table:table-cell>
          <table:table-cell office:value-type="string" table:style-name="ce3">
            <text:p>Reihenhausbebauun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6">
            <text:p>Terrace housing with green roof</text:p>
          </table:table-cell>
          <table:table-cell office:value-type="string" table:style-name="ce3">
            <text:p>Reihen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g</text:p>
          </table:table-cell>
          <table:table-cell office:value-type="string" table:style-name="ce3">
            <text:p>Detached, terraced housing garden area</text:p>
          </table:table-cell>
          <table:table-cell office:value-type="string" table:style-name="ce3">
            <text:p>Einzel-, Doppel- und Reihenhausbebauung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2gr</text:p>
          </table:table-cell>
          <table:table-cell office:value-type="string" table:style-name="ce3">
            <text:p>Detached, terraced housing with green roof</text:p>
          </table:table-cell>
          <table:table-cell office:value-type="string" table:style-name="ce3">
            <text:p>Einzel-, Doppel- und Reihen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6">
            <text:p>Villas with park-alike gardens</text:p>
          </table:table-cell>
          <table:table-cell office:value-type="string" table:style-name="ce3">
            <text:p>Villen mit parkartigen Gaert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6">
            <text:p>Villas with park-alike gardens garden area</text:p>
          </table:table-cell>
          <table:table-cell office:value-type="string" table:style-name="ce3">
            <text:p>Villen mit parkartigen Gaerten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3">
            <text:p>Villas with park-alike gardens with green roof</text:p>
          </table:table-cell>
          <table:table-cell office:value-type="string" table:style-name="ce3">
            <text:p>Villen mit parkaehnlichen Gaert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4">
            <text:p>Agricultural facilities and buildings</text:p>
          </table:table-cell>
          <table:table-cell office:value-type="string" table:style-name="ce3">
            <text:p>Landwirtschaftliche Hof- und Gebaeudeflaech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4">
            <text:p>Agricultural facilities and buildings garden area</text:p>
          </table:table-cell>
          <table:table-cell office:value-type="string" table:style-name="ce3">
            <text:p>Landwirtschaftliche Hof- und Gebaeudeflaeche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4">
            <text:p>Agricultural facilities and buildings with green roof</text:p>
          </table:table-cell>
          <table:table-cell office:value-type="string" table:style-name="ce3">
            <text:p>Landwirtschaftliche Hof- und Gebaeudeflaech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4">
            <text:p>Residential areas garden area</text:p>
          </table:table-cell>
          <table:table-cell office:value-type="string" table:style-name="ce3">
            <text:p>Wohnbauflaechen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4">
            <text:p>Residential areas with green roof</text:p>
          </table:table-cell>
          <table:table-cell office:value-type="string" table:style-name="ce3">
            <text:p>Wohnbauflaech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4">
            <text:p>Settlement areas, industrial areas</text:p>
          </table:table-cell>
          <table:table-cell office:value-type="string" table:style-name="ce3">
            <text:p>Siedlungsflaechen, Gewerbegebiet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4">
            <text:p>Industrial area</text:p>
          </table:table-cell>
          <table:table-cell office:value-type="string" table:style-name="ce3">
            <text:p>Gewerbe- und Industrie (Gebaeude/Flaeche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4">
            <text:p>Industrial area with green roof</text:p>
          </table:table-cell>
          <table:table-cell office:value-type="string" table:style-name="ce3">
            <text:p>Gewerbe- und Industri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4">
            <text:p>Supermarket</text:p>
          </table:table-cell>
          <table:table-cell office:value-type="string" table:style-name="ce3">
            <text:p>Kaufmarkt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4">
            <text:p>Supermarket with green roof</text:p>
          </table:table-cell>
          <table:table-cell office:value-type="string" table:style-name="ce3">
            <text:p>Kaufmarkt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4">
            <text:p>Garden-market, greenhouse</text:p>
          </table:table-cell>
          <table:table-cell office:value-type="string" table:style-name="ce3">
            <text:p>Gaertnerei, Gewaechshaus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4">
            <text:p>Garden-market, greenhouse with green roof</text:p>
          </table:table-cell>
          <table:table-cell office:value-type="string" table:style-name="ce3">
            <text:p>Gaertnerei, Gewaechs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4">
            <text:p>petrol station</text:p>
          </table:table-cell>
          <table:table-cell office:value-type="string" table:style-name="ce3">
            <text:p>Tankstel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4">
            <text:p>petrol station with green roof</text:p>
          </table:table-cell>
          <table:table-cell office:value-type="string" table:style-name="ce3">
            <text:p>Tankstel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4">
            <text:p>exhibition center</text:p>
          </table:table-cell>
          <table:table-cell office:value-type="string" table:style-name="ce3">
            <text:p>Ausstellungs-, Messegelaen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4">
            <text:p>exhibition center with green roof</text:p>
          </table:table-cell>
          <table:table-cell office:value-type="string" table:style-name="ce3">
            <text:p>Ausstellungs-, Messegelaen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4">
            <text:p>mining area</text:p>
          </table:table-cell>
          <table:table-cell office:value-type="string" table:style-name="ce3">
            <text:p>Bergbaubetrieb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4">
            <text:p>mining area with green roof</text:p>
          </table:table-cell>
          <table:table-cell office:value-type="string" table:style-name="ce3">
            <text:p>Bergbaubetrieb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4">
            <text:p>Industrial area</text:p>
          </table:table-cell>
          <table:table-cell office:value-type="string" table:style-name="ce3">
            <text:p>Industrie (Gebaeude/Flaeche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4">
            <text:p>Industrial area with green roof</text:p>
          </table:table-cell>
          <table:table-cell office:value-type="string" table:style-name="ce3">
            <text:p>Industri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3">
            <text:p>Business area</text:p>
          </table:table-cell>
          <table:table-cell office:value-type="string" table:style-name="ce3">
            <text:p>Gewerbe (Gebaeude/Flaeche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3">
            <text:p>Business area with green roof</text:p>
          </table:table-cell>
          <table:table-cell office:value-type="string" table:style-name="ce3">
            <text:p>Gewerb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4">
            <text:p>Settlement areas, industrial areas with green roof</text:p>
          </table:table-cell>
          <table:table-cell office:value-type="string" table:style-name="ce3">
            <text:p>Siedlungsflaechen, Gewerbegebiet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4">
            <text:p>Public buildings</text:p>
          </table:table-cell>
          <table:table-cell office:value-type="string" table:style-name="ce3">
            <text:p>oeffentliche Gebaeu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0</text:p>
          </table:table-cell>
          <table:table-cell office:value-type="string" table:style-name="ce4">
            <text:p>Public building</text:p>
          </table:table-cell>
          <table:table-cell office:value-type="string" table:style-name="ce3">
            <text:p>oeffentliches Gebaeu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4">
            <text:p>School</text:p>
          </table:table-cell>
          <table:table-cell office:value-type="string" table:style-name="ce3">
            <text:p>Schu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4">
            <text:p>Retirement home, nursing home, facility for disabled people</text:p>
          </table:table-cell>
          <table:table-cell office:value-type="string" table:style-name="ce3">
            <text:p>Seniorenheim, Pflegeheim, Behinderteneinricht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4">
            <text:p>Retirement home, nursing home, facility for disabled people with green roof</text:p>
          </table:table-cell>
          <table:table-cell office:value-type="string" table:style-name="ce3">
            <text:p>Seniorenheim, Pflegeheim, Behinderteneinrich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4">
            <text:p>Public adminstration, courthouse</text:p>
          </table:table-cell>
          <table:table-cell office:value-type="string" table:style-name="ce3">
            <text:p>Verwaltungsgebaeude, Gericht, Oeffentliche Verwalt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4">
            <text:p>Public adminstration, courthouse with green roof</text:p>
          </table:table-cell>
          <table:table-cell office:value-type="string" table:style-name="ce3">
            <text:p>Verwaltungsgebaeude, Gericht, Oeffentliche Verwal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4">
            <text:p>Military barracks</text:p>
          </table:table-cell>
          <table:table-cell office:value-type="string" table:style-name="ce3">
            <text:p>Kasernengelaen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4">
            <text:p>Military barracks with green roof</text:p>
          </table:table-cell>
          <table:table-cell office:value-type="string" table:style-name="ce3">
            <text:p>Kasernengelaen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4">
            <text:p>School <text:s/>with green roof</text:p>
          </table:table-cell>
          <table:table-cell office:value-type="string" table:style-name="ce3">
            <text:p>Schu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4">
            <text:p>Church, house of prayer</text:p>
          </table:table-cell>
          <table:table-cell office:value-type="string" table:style-name="ce3">
            <text:p>Kirche, Gebetshau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4">
            <text:p>Town hall, event hall</text:p>
          </table:table-cell>
          <table:table-cell office:value-type="string" table:style-name="ce3">
            <text:p>Stadthalle, Veranstaltungshal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4">
            <text:p>Town hall, event hall <text:s/>with green roof</text:p>
          </table:table-cell>
          <table:table-cell office:value-type="string" table:style-name="ce3">
            <text:p>Stadthalle, Veranstaltungshal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4">
            <text:p>Railway station building</text:p>
          </table:table-cell>
          <table:table-cell office:value-type="string" table:style-name="ce3">
            <text:p>Bahnhofgebaeud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4">
            <text:p>Railway station building <text:s/>with green roof</text:p>
          </table:table-cell>
          <table:table-cell office:value-type="string" table:style-name="ce3">
            <text:p>Bahnhofgebaeu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4">
            <text:p>Church, house of prayer with green roof</text:p>
          </table:table-cell>
          <table:table-cell office:value-type="string" table:style-name="ce3">
            <text:p>Kirche, Gebets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4">
            <text:p>Hospital</text:p>
          </table:table-cell>
          <table:table-cell office:value-type="string" table:style-name="ce3">
            <text:p>Klinik, Krankenhau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4">
            <text:p>Other public building</text:p>
          </table:table-cell>
          <table:table-cell office:value-type="string" table:style-name="ce3">
            <text:p>Sonstige oeffentliche Einrichtung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4">
            <text:p>Other public building <text:s/>with green roof</text:p>
          </table:table-cell>
          <table:table-cell office:value-type="string" table:style-name="ce3">
            <text:p>Sonstige oeffentliche Einrich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4">
            <text:p>Office building</text:p>
          </table:table-cell>
          <table:table-cell office:value-type="string" table:style-name="ce3">
            <text:p>Buerohaus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4">
            <text:p>Office building <text:s/>with green roof</text:p>
          </table:table-cell>
          <table:table-cell office:value-type="string" table:style-name="ce3">
            <text:p>Buero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4">
            <text:p>Hospital</text:p>
          </table:table-cell>
          <table:table-cell office:value-type="string" table:style-name="ce3">
            <text:p>Klinik, Kranken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4">
            <text:p>Kindergarden</text:p>
          </table:table-cell>
          <table:table-cell office:value-type="string" table:style-name="ce3">
            <text:p>Kindergarten, Kindertagesstaett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4">
            <text:p>Kindergarden <text:s/>with green roof</text:p>
          </table:table-cell>
          <table:table-cell office:value-type="string" table:style-name="ce3">
            <text:p>Kindergarten, Kindertagesstaett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9</text:p>
          </table:table-cell>
          <table:table-cell office:value-type="string" table:style-name="ce4">
            <text:p>Children's home</text:p>
          </table:table-cell>
          <table:table-cell office:value-type="string" table:style-name="ce3">
            <text:p>Kinderheim, Jugendwohnheim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4">
            <text:p>Public buildings with green roof</text:p>
          </table:table-cell>
          <table:table-cell office:value-type="string" table:style-name="ce3">
            <text:p>oeffentliche Gebaeu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4">
            <text:p>Disposal and supply facilities</text:p>
          </table:table-cell>
          <table:table-cell office:value-type="string" table:style-name="ce3">
            <text:p>Ver- und Entsorgungsanlag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4">
            <text:p>Other disposal and supply facilities</text:p>
          </table:table-cell>
          <table:table-cell office:value-type="string" table:style-name="ce3">
            <text:p>sonstige Ver- und Entsorgungsanlag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4">
            <text:p>waterwork</text:p>
          </table:table-cell>
          <table:table-cell office:value-type="string" table:style-name="ce3">
            <text:p>Wasserwerk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4">
            <text:p>Well, pump station</text:p>
          </table:table-cell>
          <table:table-cell office:value-type="string" table:style-name="ce3">
            <text:p>Brunnen, Pumpstatio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4">
            <text:p>Transmission mast, radio tower</text:p>
          </table:table-cell>
          <table:table-cell office:value-type="string" table:style-name="ce3">
            <text:p>Sendemast, Funkturm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4">
            <text:p>water tower</text:p>
          </table:table-cell>
          <table:table-cell office:value-type="string" table:style-name="ce3">
            <text:p>Wasserturm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4">
            <text:p>watering hole</text:p>
          </table:table-cell>
          <table:table-cell office:value-type="string" table:style-name="ce3">
            <text:p>Wasserhaeusch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4">
            <text:p>transformer station</text:p>
          </table:table-cell>
          <table:table-cell office:value-type="string" table:style-name="ce3">
            <text:p>Trafohaeusch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4">
            <text:p>Power plant, heat plant</text:p>
          </table:table-cell>
          <table:table-cell office:value-type="string" table:style-name="ce3">
            <text:p>Kraftwerk, Heizwerk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4">
            <text:p>Substation</text:p>
          </table:table-cell>
          <table:table-cell office:value-type="string" table:style-name="ce3">
            <text:p>Umspannstatio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4">
            <text:p>transformation tower</text:p>
          </table:table-cell>
          <table:table-cell office:value-type="string" table:style-name="ce3">
            <text:p>Trafoturm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4">
            <text:p>wind turbine</text:p>
          </table:table-cell>
          <table:table-cell office:value-type="string" table:style-name="ce3">
            <text:p>Windra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4">
            <text:p>Power pole, metal bars</text:p>
          </table:table-cell>
          <table:table-cell office:value-type="string" table:style-name="ce3">
            <text:p>Strommast, Metallgitter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4">
            <text:p>Power pole, beton</text:p>
          </table:table-cell>
          <table:table-cell office:value-type="string" table:style-name="ce3">
            <text:p>Strommasten, Beto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4">
            <text:p>Power pole, wood</text:p>
          </table:table-cell>
          <table:table-cell office:value-type="string" table:style-name="ce3">
            <text:p>Strommast, Holz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4">
            <text:p>Sewage treatment plants</text:p>
          </table:table-cell>
          <table:table-cell office:value-type="string" table:style-name="ce3">
            <text:p>Klaeranlag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4">
            <text:p>Constructed wetland</text:p>
          </table:table-cell>
          <table:table-cell office:value-type="string" table:style-name="ce3">
            <text:p>Kleinklaeranlage, Pflanzenklaeranlag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4">
            <text:p>Sport and recreation facilities (water bound)</text:p>
          </table:table-cell>
          <table:table-cell office:value-type="string" table:style-name="ce3">
            <text:p>Sport- und Freizeitanlagen (wassergebunden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4">
            <text:p>tretbecken</text:p>
          </table:table-cell>
          <table:table-cell office:value-type="string" table:style-name="ce3">
            <text:p>Tretbecke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4">
            <text:p>Outdoor pool</text:p>
          </table:table-cell>
          <table:table-cell office:value-type="string" table:style-name="ce3">
            <text:p>Freiba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4">
            <text:p>Indoor pool</text:p>
          </table:table-cell>
          <table:table-cell office:value-type="string" table:style-name="ce3">
            <text:p>Hallenbad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4">
            <text:p>Settlement areas gardens</text:p>
          </table:table-cell>
          <table:table-cell office:value-type="string" table:style-name="ce3">
            <text:p>Siedlungsflaechen Garten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4">
            <text:p>Sport and recreation facilities (with animals)</text:p>
          </table:table-cell>
          <table:table-cell office:value-type="string" table:style-name="ce3">
            <text:p>Sport- und Freizeitanlagen (mit Tieren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4">
            <text:p>Dog training facility</text:p>
          </table:table-cell>
          <table:table-cell office:value-type="string" table:style-name="ce3">
            <text:p>Hundedressurplatz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4">
            <text:p>Horse race track</text:p>
          </table:table-cell>
          <table:table-cell office:value-type="string" table:style-name="ce3">
            <text:p>Pferderennbahn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4">
            <text:p>Riding hall</text:p>
          </table:table-cell>
          <table:table-cell office:value-type="string" table:style-name="ce3">
            <text:p>Reithal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4">
            <text:p>Paddock</text:p>
          </table:table-cell>
          <table:table-cell office:value-type="string" table:style-name="ce3">
            <text:p>Paddock, Reitplatz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4">
            <text:p>Zoo</text:p>
          </table:table-cell>
          <table:table-cell office:value-type="string" table:style-name="ce3">
            <text:p>Tierpark, Zoo, Tiergehege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3">
            <text:p>Settlement areas with green roof</text:p>
          </table:table-cell>
          <table:table-cell office:value-type="string" table:style-name="ce3">
            <text:p>Siedlungsflaech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4">
            <text:p>Sport and recreation facilities (with plants)</text:p>
          </table:table-cell>
          <table:table-cell office:value-type="string" table:style-name="ce3">
            <text:p>Sport- und Freizeitanlagen (mit Pflanzen)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4">
            <text:p>Botanical garden</text:p>
          </table:table-cell>
          <table:table-cell office:value-type="string" table:style-name="ce3">
            <text:p>Botanischer oder Schaugart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4">
            <text:p>Sport and recreation facilities (accommodation)</text:p>
          </table:table-cell>
          <table:table-cell office:value-type="string" table:style-name="ce3">
            <text:p>Sport- und Freizeitanlagen (Unterkunft)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4">
            <text:p>Camping site</text:p>
          </table:table-cell>
          <table:table-cell office:value-type="string" table:style-name="ce3">
            <text:p>Campingplatz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4">
            <text:p>Holiday homes</text:p>
          </table:table-cell>
          <table:table-cell office:value-type="string" table:style-name="ce3">
            <text:p>Freizeit- und Ferienwohnungsanlag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4">
            <text:p>Sport and recreation facilities (flight sport)</text:p>
          </table:table-cell>
          <table:table-cell office:value-type="string" table:style-name="ce3">
            <text:p>Sport- und Freizeitanlagen (Flugsport)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4">
            <text:p>Flight-sport facilities</text:p>
          </table:table-cell>
          <table:table-cell office:value-type="string" table:style-name="ce3">
            <text:p>Flugsport-Freizeitanlag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4">
            <text:p>Sport and recreation facilities (ball sports)</text:p>
          </table:table-cell>
          <table:table-cell office:value-type="string" table:style-name="ce3">
            <text:p>Sport- und Freizeitanlagen (Ballsport)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4">
            <text:p>Ball sports field</text:p>
          </table:table-cell>
          <table:table-cell office:value-type="string" table:style-name="ce3">
            <text:p>Ballsportplatz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4">
            <text:p>Golf course</text:p>
          </table:table-cell>
          <table:table-cell office:value-type="string" table:style-name="ce3">
            <text:p>Golfplatz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4">
            <text:p>Other sport and recreation facilities</text:p>
          </table:table-cell>
          <table:table-cell office:value-type="string" table:style-name="ce3">
            <text:p>Sonstige Sport- und Freizeitanlag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4">
            <text:p>Other sport and recreation facility</text:p>
          </table:table-cell>
          <table:table-cell office:value-type="string" table:style-name="ce3">
            <text:p>Sonstige Sport- und Freizeitanlag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4">
            <text:p>Playground</text:p>
          </table:table-cell>
          <table:table-cell office:value-type="string" table:style-name="ce3">
            <text:p>Spielplatz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4">
            <text:p>Sports ground (complex)</text:p>
          </table:table-cell>
          <table:table-cell office:value-type="string" table:style-name="ce3">
            <text:p>Sportplatz, Sportplatzkomplex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4">
            <text:p>Sports stadium</text:p>
          </table:table-cell>
          <table:table-cell office:value-type="string" table:style-name="ce3">
            <text:p>Sportstadio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4">
            <text:p>Gymnasium</text:p>
          </table:table-cell>
          <table:table-cell office:value-type="string" table:style-name="ce3">
            <text:p>Turnhalle, Sporthalle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4">
            <text:p>Traffic and service routes</text:p>
          </table:table-cell>
          <table:table-cell office:value-type="string" table:style-name="ce3">
            <text:p>Verkehrs- und Wirtschaftsweg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4">
            <text:p>Roads</text:p>
          </table:table-cell>
          <table:table-cell office:value-type="string" table:style-name="ce3">
            <text:p>Verkehrsstrass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3">
            <text:p>Road</text:p>
          </table:table-cell>
          <table:table-cell office:value-type="string" table:style-name="ce3">
            <text:p>Verkehr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3">
            <text:p>Highway</text:p>
          </table:table-cell>
          <table:table-cell office:value-type="string" table:style-name="ce3">
            <text:p>Autobah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4">
            <text:p>Bus terminal, bus depot</text:p>
          </table:table-cell>
          <table:table-cell office:value-type="string" table:style-name="ce3">
            <text:p>Busbahnhof, Busdepot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4">
            <text:p>Main road</text:p>
          </table:table-cell>
          <table:table-cell office:value-type="string" table:style-name="ce3">
            <text:p>Bunde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4">
            <text:p>Regional road</text:p>
          </table:table-cell>
          <table:table-cell office:value-type="string" table:style-name="ce3">
            <text:p>Lande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4">
            <text:p>District road</text:p>
          </table:table-cell>
          <table:table-cell office:value-type="string" table:style-name="ce3">
            <text:p>Krei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4">
            <text:p>Municipal road</text:p>
          </table:table-cell>
          <table:table-cell office:value-type="string" table:style-name="ce3">
            <text:p>Gemeinde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4">
            <text:p>Residential road</text:p>
          </table:table-cell>
          <table:table-cell office:value-type="string" table:style-name="ce3">
            <text:p>Wohn-, Erschliessung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4">
            <text:p>Private road</text:p>
          </table:table-cell>
          <table:table-cell office:value-type="string" table:style-name="ce3">
            <text:p>Privat-Fahr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4">
            <text:p>Access road</text:p>
          </table:table-cell>
          <table:table-cell office:value-type="string" table:style-name="ce3">
            <text:p>Hof-, Schloss-, Gebaeudezufahrt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4">
            <text:p>Fields</text:p>
          </table:table-cell>
          <table:table-cell office:value-type="string" table:style-name="ce3">
            <text:p>Acker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4">
            <text:p>Service roads</text:p>
          </table:table-cell>
          <table:table-cell office:value-type="string" table:style-name="ce3">
            <text:p>Wirtschaftsweg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4">
            <text:p>Service road</text:p>
          </table:table-cell>
          <table:table-cell office:value-type="string" table:style-name="ce3">
            <text:p>Wirtschafts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4">
            <text:p>Factory road</text:p>
          </table:table-cell>
          <table:table-cell office:value-type="string" table:style-name="ce3">
            <text:p>Werksstrasse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4">
            <text:p>Agricultural road</text:p>
          </table:table-cell>
          <table:table-cell office:value-type="string" table:style-name="ce3">
            <text:p>Landwirtschafts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4">
            <text:p>Forestry road</text:p>
          </table:table-cell>
          <table:table-cell office:value-type="string" table:style-name="ce3">
            <text:p>Waldwirtschafts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4">
            <text:p>cycle path, walkway</text:p>
          </table:table-cell>
          <table:table-cell office:value-type="string" table:style-name="ce3">
            <text:p>Rad-, Fuss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4">
            <text:p>Horse track</text:p>
          </table:table-cell>
          <table:table-cell office:value-type="string" table:style-name="ce3">
            <text:p>Reitweg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4">
            <text:p>Airports</text:p>
          </table:table-cell>
          <table:table-cell office:value-type="string" table:style-name="ce3">
            <text:p>Flughaefen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4">
            <text:p>Airport</text:p>
          </table:table-cell>
          <table:table-cell office:value-type="string" table:style-name="ce3">
            <text:p>Flughafen, Flugplatz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4">
            <text:p>Grassland</text:p>
          </table:table-cell>
          <table:table-cell office:value-type="string" table:style-name="ce3">
            <text:p>Gruenlan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4">
            <text:p>Broadleaved forest</text:p>
          </table:table-cell>
          <table:table-cell office:value-type="string" table:style-name="ce3">
            <text:p>Laubwal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4">
            <text:p>Mixed forest</text:p>
          </table:table-cell>
          <table:table-cell office:value-type="string" table:style-name="ce3">
            <text:p>Mischwal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4">
            <text:p>Corniferous forest</text:p>
          </table:table-cell>
          <table:table-cell office:value-type="string" table:style-name="ce3">
            <text:p>Nadelwal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4">
            <text:p>Forest</text:p>
          </table:table-cell>
          <table:table-cell office:value-type="string" table:style-name="ce3">
            <text:p>Wal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number-rows-repeated="1047971" table:style-name="ro1">
          <table:table-cell table:number-columns-repeated="16384"/>
        </table:table-row>
      </table:table>
      <table:database-ranges>
        <table:database-range table:target-range-address="__.A1:__.A60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lte</meta:initial-creator>
    <dc:creator>Malte Bührs</dc:creator>
    <meta:creation-date>2024-07-25T07:20:39Z</meta:creation-date>
    <dc:date>2025-01-29T10:25:19Z</dc:date>
    <meta:editing-duration>PT0S</meta:editing-duration>
  </office:meta>
</office:document-meta>
</file>